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26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4.163cm"/>
    </style:style>
    <style:style style:name="co5" style:family="table-column">
      <style:table-column-properties fo:break-before="auto" style:column-width="2.681cm"/>
    </style:style>
    <style:style style:name="co6" style:family="table-column">
      <style:table-column-properties fo:break-before="auto" style:column-width="3.281cm"/>
    </style:style>
    <style:style style:name="co7" style:family="table-column">
      <style:table-column-properties fo:break-before="auto" style:column-width="4.128cm"/>
    </style:style>
    <style:style style:name="co8" style:family="table-column">
      <style:table-column-properties fo:break-before="auto" style:column-width="3.704cm"/>
    </style:style>
    <style:style style:name="co9" style:family="table-column">
      <style:table-column-properties fo:break-before="auto" style:column-width="2.858cm"/>
    </style:style>
    <style:style style:name="co10" style:family="table-column">
      <style:table-column-properties fo:break-before="auto" style:column-width="3.069cm"/>
    </style:style>
    <style:style style:name="co11" style:family="table-column">
      <style:table-column-properties fo:break-before="auto" style:column-width="4.2cm"/>
    </style:style>
    <style:style style:name="co12" style:family="table-column">
      <style:table-column-properties fo:break-before="auto" style:column-width="2.893cm"/>
    </style:style>
    <style:style style:name="co13" style:family="table-column">
      <style:table-column-properties fo:break-before="auto" style:column-width="3.986cm"/>
    </style:style>
    <style:style style:name="co14" style:family="table-column">
      <style:table-column-properties fo:break-before="auto" style:column-width="3.881cm"/>
    </style:style>
    <style:style style:name="co15" style:family="table-column">
      <style:table-column-properties fo:break-before="auto" style:column-width="2.78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number:date-style style:name="N5037" number:language="en" number:country="CA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88cm solid #000000" style:diagonal-bl-tr="none" style:diagonal-tl-br="none" fo:border-left="none" fo:border-right="none" style:rotation-align="none" fo:border-top="0.035cm solid #000000"/>
    </style:style>
    <style:style style:name="ce2" style:family="table-cell" style:parent-style-name="Default" style:data-style-name="N5037"/>
    <style:style style:name="ce3" style:family="table-cell" style:parent-style-name="Default" style:data-style-name="N5107">
      <style:table-cell-properties style:rotation-align="none"/>
    </style:style>
    <style:style style:name="ce4" style:family="table-cell" style:parent-style-name="Default" style:data-style-name="N106"/>
    <style:style style:name="ce5" style:family="table-cell" style:parent-style-name="Default">
      <style:table-cell-properties style:diagonal-bl-tr="none" style:diagonal-tl-br="none" fo:border="none" style:rotation-align="none"/>
    </style:style>
    <style:style style:name="ce6" style:family="table-cell" style:parent-style-name="Default">
      <style:table-cell-properties style:rotation-align="none"/>
      <style:text-properties fo:color="#d99694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fo:color="#d99694" style:text-outline="false" style:text-line-through-style="none" style:text-position="0% 100%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ep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" table:number-columns-repeated="1001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Sp. 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Measuring (body)</text:p>
          </table:table-cell>
          <table:table-cell table:style-name="ce1" office:value-type="string">
            <text:p>Measuring (tail)</text:p>
          </table:table-cell>
          <table:table-cell table:style-name="ce1" office:value-type="string">
            <text:p>Comments</text:p>
          </table:table-cell>
          <table:table-cell table:style-name="ce1" office:value-type="string">
            <text:p>Who used</text:p>
          </table:table-cell>
          <table:table-cell office:value-type="string">
            <text:p>sp.ID</text:p>
          </table:table-cell>
          <table:table-cell office:value-type="string">
            <text:p>species</text:p>
          </table:table-cell>
          <table:table-cell office:value-type="string">
            <text:p>date caught</text:p>
          </table:table-cell>
          <table:table-cell table:style-name="ce4" office:value-type="string">
            <text:p>Length.body (mm)</text:p>
          </table:table-cell>
          <table:table-cell office:value-type="string">
            <text:p>Length.tail (mm)</text:p>
          </table:table-cell>
          <table:table-cell office:value-type="string">
            <text:p>number of tails</text:p>
          </table:table-cell>
          <table:table-cell office:value-type="string">
            <text:p>status</text:p>
          </table:table-cell>
          <table:table-cell office:value-type="string">
            <text:p>notes</text:p>
          </table:table-cell>
          <table:table-cell table:style-name="ce5"/>
          <table:table-cell table:number-columns-repeated="1008"/>
        </table:table-row>
        <table:table-row table:style-name="ro1">
          <table:table-cell office:value-type="string">
            <text:p>L01</text:p>
          </table:table-cell>
          <table:table-cell office:value-type="string">
            <text:p>andromache</text:p>
          </table:table-cell>
          <table:table-cell/>
          <table:table-cell table:style-name="ce4" office:value-type="float" office:value="9">
            <text:p>9.0</text:p>
          </table:table-cell>
          <table:table-cell table:number-columns-repeated="2"/>
          <table:table-cell office:value-type="string">
            <text:p>Alathea</text:p>
          </table:table-cell>
          <table:table-cell table:number-columns-repeated="1017"/>
        </table:table-row>
        <table:table-row table:style-name="ro1">
          <table:table-cell office:value-type="string">
            <text:p>L02</text:p>
          </table:table-cell>
          <table:table-cell office:value-type="string">
            <text:p>andromache</text:p>
          </table:table-cell>
          <table:table-cell/>
          <table:table-cell table:style-name="ce4" office:value-type="float" office:value="10">
            <text:p>10.0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03</text:p>
          </table:table-cell>
          <table:table-cell office:value-type="string">
            <text:p>andromache</text:p>
          </table:table-cell>
          <table:table-cell/>
          <table:table-cell table:style-name="ce4" office:value-type="float" office:value="10">
            <text:p>10.0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04</text:p>
          </table:table-cell>
          <table:table-cell office:value-type="string">
            <text:p>elongatum</text:p>
          </table:table-cell>
          <table:table-cell office:value-type="string">
            <text:p>6-8 feb</text:p>
          </table:table-cell>
          <table:table-cell table:style-name="ce4" office:value-type="float" office:value="6">
            <text:p>6.0</text:p>
          </table:table-cell>
          <table:table-cell table:number-columns-repeated="2"/>
          <table:table-cell office:value-type="string">
            <text:p>alive</text:p>
          </table:table-cell>
          <table:table-cell table:number-columns-repeated="1017"/>
        </table:table-row>
        <table:table-row table:style-name="ro1">
          <table:table-cell office:value-type="string">
            <text:p>L05</text:p>
          </table:table-cell>
          <table:table-cell office:value-type="string">
            <text:p>andromache</text:p>
          </table:table-cell>
          <table:table-cell/>
          <table:table-cell table:style-name="ce4" office:value-type="float" office:value="17">
            <text:p>17.0</text:p>
          </table:table-cell>
          <table:table-cell table:number-columns-repeated="2"/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06</text:p>
          </table:table-cell>
          <table:table-cell office:value-type="string">
            <text:p>andromache</text:p>
          </table:table-cell>
          <table:table-cell/>
          <table:table-cell table:style-name="ce4" office:value-type="float" office:value="9">
            <text:p>9.0</text:p>
          </table:table-cell>
          <table:table-cell table:number-columns-repeated="2"/>
          <table:table-cell office:value-type="string">
            <text:p>Alathea</text:p>
          </table:table-cell>
          <table:table-cell table:number-columns-repeated="1017"/>
        </table:table-row>
        <table:table-row table:style-name="ro1">
          <table:table-cell office:value-type="string">
            <text:p>L07</text:p>
          </table:table-cell>
          <table:table-cell office:value-type="string">
            <text:p>andromache</text:p>
          </table:table-cell>
          <table:table-cell/>
          <table:table-cell table:style-name="ce4" office:value-type="float" office:value="9">
            <text:p>9.0</text:p>
          </table:table-cell>
          <table:table-cell table:number-columns-repeated="2"/>
          <table:table-cell office:value-type="string">
            <text:p>Alathea</text:p>
          </table:table-cell>
          <table:table-cell table:number-columns-repeated="1017"/>
        </table:table-row>
        <table:table-row table:style-name="ro1">
          <table:table-cell office:value-type="string">
            <text:p>L08</text:p>
          </table:table-cell>
          <table:table-cell office:value-type="string">
            <text:p>sp.B.tan</text:p>
          </table:table-cell>
          <table:table-cell/>
          <table:table-cell table:style-name="ce4" office:value-type="float" office:value="14">
            <text:p>14.0</text:p>
          </table:table-cell>
          <table:table-cell table:number-columns-repeated="2"/>
          <table:table-cell office:value-type="string">
            <text:p>alive</text:p>
          </table:table-cell>
          <table:table-cell table:number-columns-repeated="1017"/>
        </table:table-row>
        <table:table-row table:style-name="ro2">
          <table:table-cell office:value-type="string">
            <text:p>L09</text:p>
          </table:table-cell>
          <table:table-cell office:value-type="string">
            <text:p>small</text:p>
          </table:table-cell>
          <table:table-cell/>
          <table:table-cell table:style-name="ce4" office:value-type="float" office:value="4">
            <text:p>4.0</text:p>
          </table:table-cell>
          <table:table-cell table:number-columns-repeated="2"/>
          <table:table-cell office:value-type="string">
            <text:p>alive</text:p>
          </table:table-cell>
          <table:table-cell table:number-columns-repeated="1017"/>
        </table:table-row>
        <table:table-row table:style-name="ro1">
          <table:table-cell office:value-type="string">
            <text:p>L10</text:p>
          </table:table-cell>
          <table:table-cell office:value-type="string">
            <text:p>andromache</text:p>
          </table:table-cell>
          <table:table-cell/>
          <table:table-cell table:style-name="ce4" office:value-type="float" office:value="7">
            <text:p>7.0</text:p>
          </table:table-cell>
          <table:table-cell table:number-columns-repeated="2"/>
          <table:table-cell office:value-type="string">
            <text:p>alive</text:p>
          </table:table-cell>
          <table:table-cell table:number-columns-repeated="1017"/>
        </table:table-row>
        <table:table-row table:style-name="ro1">
          <table:table-cell office:value-type="string">
            <text:p>L11</text:p>
          </table:table-cell>
          <table:table-cell office:value-type="string">
            <text:p>andromache</text:p>
          </table:table-cell>
          <table:table-cell/>
          <table:table-cell table:style-name="ce4" office:value-type="float" office:value="8">
            <text:p>8.0</text:p>
          </table:table-cell>
          <table:table-cell table:number-columns-repeated="2"/>
          <table:table-cell office:value-type="string">
            <text:p>Alathea</text:p>
          </table:table-cell>
          <table:table-cell table:number-columns-repeated="1017"/>
        </table:table-row>
        <table:table-row table:style-name="ro1">
          <table:table-cell office:value-type="string">
            <text:p>L12</text:p>
          </table:table-cell>
          <table:table-cell office:value-type="string">
            <text:p>andromache</text:p>
          </table:table-cell>
          <table:table-cell/>
          <table:table-cell table:style-name="ce4" office:value-type="float" office:value="10">
            <text:p>10.0</text:p>
          </table:table-cell>
          <table:table-cell table:number-columns-repeated="2"/>
          <table:table-cell office:value-type="string">
            <text:p>Andrew</text:p>
          </table:table-cell>
          <table:table-cell table:number-columns-repeated="1017"/>
        </table:table-row>
        <table:table-row table:style-name="ro2">
          <table:table-cell office:value-type="string">
            <text:p>L13</text:p>
          </table:table-cell>
          <table:table-cell office:value-type="string">
            <text:p>small</text:p>
          </table:table-cell>
          <table:table-cell/>
          <table:table-cell table:style-name="ce4" office:value-type="float" office:value="3">
            <text:p>3.0</text:p>
          </table:table-cell>
          <table:table-cell table:number-columns-repeated="2"/>
          <table:table-cell office:value-type="string">
            <text:p>alive</text:p>
          </table:table-cell>
          <table:table-cell table:number-columns-repeated="1017"/>
        </table:table-row>
        <table:table-row table:style-name="ro2">
          <table:table-cell office:value-type="string">
            <text:p>L14</text:p>
          </table:table-cell>
          <table:table-cell office:value-type="string">
            <text:p>small</text:p>
          </table:table-cell>
          <table:table-cell/>
          <table:table-cell table:style-name="ce4" office:value-type="float" office:value="2">
            <text:p>2.0</text:p>
          </table:table-cell>
          <table:table-cell table:number-columns-repeated="2"/>
          <table:table-cell office:value-type="string">
            <text:p>alive</text:p>
          </table:table-cell>
          <table:table-cell table:number-columns-repeated="1017"/>
        </table:table-row>
        <table:table-row table:style-name="ro2">
          <table:table-cell office:value-type="string">
            <text:p>L15</text:p>
          </table:table-cell>
          <table:table-cell office:value-type="string">
            <text:p>small</text:p>
          </table:table-cell>
          <table:table-cell/>
          <table:table-cell table:style-name="ce4" office:value-type="float" office:value="3">
            <text:p>3.0</text:p>
          </table:table-cell>
          <table:table-cell table:number-columns-repeated="2"/>
          <table:table-cell office:value-type="string">
            <text:p>alive</text:p>
          </table:table-cell>
          <table:table-cell table:number-columns-repeated="1017"/>
        </table:table-row>
        <table:table-row table:style-name="ro2">
          <table:table-cell office:value-type="string">
            <text:p>L16</text:p>
          </table:table-cell>
          <table:table-cell office:value-type="string">
            <text:p>NA</text:p>
          </table:table-cell>
          <table:table-cell/>
          <table:table-cell table:style-name="ce4" office:value-type="float" office:value="18">
            <text:p>18.0</text:p>
          </table:table-cell>
          <table:table-cell table:number-columns-repeated="2"/>
          <table:table-cell office:value-type="string">
            <text:p>dead</text:p>
          </table:table-cell>
          <table:table-cell table:number-columns-repeated="1017"/>
        </table:table-row>
        <table:table-row table:style-name="ro1">
          <table:table-cell office:value-type="string">
            <text:p>L17</text:p>
          </table:table-cell>
          <table:table-cell office:value-type="string">
            <text:p>elongatum</text:p>
          </table:table-cell>
          <table:table-cell/>
          <table:table-cell table:style-name="ce4" office:value-type="float" office:value="14">
            <text:p>14.0</text:p>
          </table:table-cell>
          <table:table-cell table:number-columns-repeated="2"/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18</text:p>
          </table:table-cell>
          <table:table-cell office:value-type="string">
            <text:p>elongatum</text:p>
          </table:table-cell>
          <table:table-cell/>
          <table:table-cell table:style-name="ce4" office:value-type="float" office:value="15">
            <text:p>15.0</text:p>
          </table:table-cell>
          <table:table-cell table:number-columns-repeated="2"/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19</text:p>
          </table:table-cell>
          <table:table-cell office:value-type="string">
            <text:p>sp.B.tan</text:p>
          </table:table-cell>
          <table:table-cell/>
          <table:table-cell table:style-name="ce4" office:value-type="float" office:value="14">
            <text:p>14.0</text:p>
          </table:table-cell>
          <table:table-cell table:number-columns-repeated="2"/>
          <table:table-cell office:value-type="string">
            <text:p>alive</text:p>
          </table:table-cell>
          <table:table-cell table:number-columns-repeated="1017"/>
        </table:table-row>
        <table:table-row table:style-name="ro2">
          <table:table-cell office:value-type="string">
            <text:p>L20</text:p>
          </table:table-cell>
          <table:table-cell office:value-type="string">
            <text:p>dark</text:p>
          </table:table-cell>
          <table:table-cell/>
          <table:table-cell table:style-name="ce4" office:value-type="float" office:value="14">
            <text:p>14.0</text:p>
          </table:table-cell>
          <table:table-cell table:number-columns-repeated="2"/>
          <table:table-cell office:value-type="string">
            <text:p>alive</text:p>
          </table:table-cell>
          <table:table-cell table:number-columns-repeated="1017"/>
        </table:table-row>
        <table:table-row table:style-name="ro1">
          <table:table-cell office:value-type="string">
            <text:p>L21</text:p>
          </table:table-cell>
          <table:table-cell office:value-type="string">
            <text:p>andromache</text:p>
          </table:table-cell>
          <table:table-cell/>
          <table:table-cell table:style-name="ce4" office:value-type="float" office:value="10">
            <text:p>10.0</text:p>
          </table:table-cell>
          <table:table-cell table:number-columns-repeated="2"/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22</text:p>
          </table:table-cell>
          <table:table-cell office:value-type="string">
            <text:p>andromache</text:p>
          </table:table-cell>
          <table:table-cell/>
          <table:table-cell table:style-name="ce4" office:value-type="float" office:value="12">
            <text:p>12.0</text:p>
          </table:table-cell>
          <table:table-cell table:number-columns-repeated="2"/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23</text:p>
          </table:table-cell>
          <table:table-cell office:value-type="string">
            <text:p>elongatum</text:p>
          </table:table-cell>
          <table:table-cell/>
          <table:table-cell table:style-name="ce4" office:value-type="float" office:value="9">
            <text:p>9.0</text:p>
          </table:table-cell>
          <table:table-cell table:number-columns-repeated="2"/>
          <table:table-cell office:value-type="string">
            <text:p>Andrew</text:p>
          </table:table-cell>
          <table:table-cell table:number-columns-repeated="1017"/>
        </table:table-row>
        <table:table-row table:style-name="ro2">
          <table:table-cell office:value-type="string">
            <text:p>L24</text:p>
          </table:table-cell>
          <table:table-cell office:value-type="string">
            <text:p>dark</text:p>
          </table:table-cell>
          <table:table-cell/>
          <table:table-cell table:style-name="ce4" office:value-type="float" office:value="14">
            <text:p>14.0</text:p>
          </table:table-cell>
          <table:table-cell table:number-columns-repeated="2"/>
          <table:table-cell office:value-type="string">
            <text:p>alive</text:p>
          </table:table-cell>
          <table:table-cell table:number-columns-repeated="1017"/>
        </table:table-row>
        <table:table-row table:style-name="ro1">
          <table:table-cell office:value-type="string">
            <text:p>L25</text:p>
          </table:table-cell>
          <table:table-cell office:value-type="string">
            <text:p>elongatum</text:p>
          </table:table-cell>
          <table:table-cell/>
          <table:table-cell table:style-name="ce4" office:value-type="float" office:value="14">
            <text:p>14.0</text:p>
          </table:table-cell>
          <table:table-cell table:number-columns-repeated="2"/>
          <table:table-cell office:value-type="string">
            <text:p>Andrew</text:p>
          </table:table-cell>
          <table:table-cell table:number-columns-repeated="1017"/>
        </table:table-row>
        <table:table-row table:style-name="ro2">
          <table:table-cell office:value-type="string">
            <text:p>L26</text:p>
          </table:table-cell>
          <table:table-cell office:value-type="string">
            <text:p>small</text:p>
          </table:table-cell>
          <table:table-cell/>
          <table:table-cell table:style-name="ce4" office:value-type="string">
            <text:p>NA</text:p>
          </table:table-cell>
          <table:table-cell table:number-columns-repeated="2"/>
          <table:table-cell office:value-type="string">
            <text:p>alive</text:p>
          </table:table-cell>
          <table:table-cell table:number-columns-repeated="1017"/>
        </table:table-row>
        <table:table-row table:style-name="ro2">
          <table:table-cell office:value-type="string">
            <text:p>L27</text:p>
          </table:table-cell>
          <table:table-cell office:value-type="string">
            <text:p>small</text:p>
          </table:table-cell>
          <table:table-cell/>
          <table:table-cell table:style-name="ce4" office:value-type="string">
            <text:p>NA</text:p>
          </table:table-cell>
          <table:table-cell table:number-columns-repeated="2"/>
          <table:table-cell office:value-type="string">
            <text:p>alive</text:p>
          </table:table-cell>
          <table:table-cell table:number-columns-repeated="1017"/>
        </table:table-row>
        <table:table-row table:style-name="ro2">
          <table:table-cell office:value-type="string">
            <text:p>L28</text:p>
          </table:table-cell>
          <table:table-cell office:value-type="string">
            <text:p>small</text:p>
          </table:table-cell>
          <table:table-cell/>
          <table:table-cell table:style-name="ce4" office:value-type="string">
            <text:p>NA</text:p>
          </table:table-cell>
          <table:table-cell table:number-columns-repeated="2"/>
          <table:table-cell office:value-type="string">
            <text:p>alive</text:p>
          </table:table-cell>
          <table:table-cell table:number-columns-repeated="1017"/>
        </table:table-row>
        <table:table-row table:style-name="ro2">
          <table:table-cell office:value-type="string">
            <text:p>L29</text:p>
          </table:table-cell>
          <table:table-cell office:value-type="string">
            <text:p>small</text:p>
          </table:table-cell>
          <table:table-cell/>
          <table:table-cell table:style-name="ce4" office:value-type="string">
            <text:p>NA</text:p>
          </table:table-cell>
          <table:table-cell table:number-columns-repeated="2"/>
          <table:table-cell office:value-type="string">
            <text:p>alive</text:p>
          </table:table-cell>
          <table:table-cell table:number-columns-repeated="1017"/>
        </table:table-row>
        <table:table-row table:style-name="ro2">
          <table:table-cell office:value-type="string">
            <text:p>L30</text:p>
          </table:table-cell>
          <table:table-cell office:value-type="string">
            <text:p>small</text:p>
          </table:table-cell>
          <table:table-cell/>
          <table:table-cell table:style-name="ce4" office:value-type="string">
            <text:p>NA</text:p>
          </table:table-cell>
          <table:table-cell table:number-columns-repeated="2"/>
          <table:table-cell office:value-type="string">
            <text:p>alive</text:p>
          </table:table-cell>
          <table:table-cell table:number-columns-repeated="1017"/>
        </table:table-row>
        <table:table-row table:style-name="ro2">
          <table:table-cell office:value-type="string">
            <text:p>L31</text:p>
          </table:table-cell>
          <table:table-cell office:value-type="string">
            <text:p>small</text:p>
          </table:table-cell>
          <table:table-cell/>
          <table:table-cell table:style-name="ce4" office:value-type="string">
            <text:p>NA</text:p>
          </table:table-cell>
          <table:table-cell table:number-columns-repeated="2"/>
          <table:table-cell office:value-type="string">
            <text:p>alive</text:p>
          </table:table-cell>
          <table:table-cell table:number-columns-repeated="1017"/>
        </table:table-row>
        <table:table-row table:style-name="ro2">
          <table:table-cell office:value-type="string">
            <text:p>L32</text:p>
          </table:table-cell>
          <table:table-cell office:value-type="string">
            <text:p>small</text:p>
          </table:table-cell>
          <table:table-cell/>
          <table:table-cell table:style-name="ce4" office:value-type="string">
            <text:p>NA</text:p>
          </table:table-cell>
          <table:table-cell table:number-columns-repeated="2"/>
          <table:table-cell office:value-type="string">
            <text:p>alive</text:p>
          </table:table-cell>
          <table:table-cell table:number-columns-repeated="1017"/>
        </table:table-row>
        <table:table-row table:style-name="ro2">
          <table:table-cell office:value-type="string">
            <text:p>L33</text:p>
          </table:table-cell>
          <table:table-cell office:value-type="string">
            <text:p>small</text:p>
          </table:table-cell>
          <table:table-cell/>
          <table:table-cell table:style-name="ce4" office:value-type="string">
            <text:p>NA</text:p>
          </table:table-cell>
          <table:table-cell table:number-columns-repeated="2"/>
          <table:table-cell office:value-type="string">
            <text:p>alive</text:p>
          </table:table-cell>
          <table:table-cell table:number-columns-repeated="1017"/>
        </table:table-row>
        <table:table-row table:style-name="ro2">
          <table:table-cell office:value-type="string">
            <text:p>L34</text:p>
          </table:table-cell>
          <table:table-cell office:value-type="string">
            <text:p>small</text:p>
          </table:table-cell>
          <table:table-cell/>
          <table:table-cell table:style-name="ce4" office:value-type="string">
            <text:p>NA</text:p>
          </table:table-cell>
          <table:table-cell table:number-columns-repeated="2"/>
          <table:table-cell office:value-type="string">
            <text:p>alive</text:p>
          </table:table-cell>
          <table:table-cell table:number-columns-repeated="1017"/>
        </table:table-row>
        <table:table-row table:style-name="ro2">
          <table:table-cell office:value-type="string">
            <text:p>L35</text:p>
          </table:table-cell>
          <table:table-cell office:value-type="string">
            <text:p>small</text:p>
          </table:table-cell>
          <table:table-cell/>
          <table:table-cell table:style-name="ce4" office:value-type="string">
            <text:p>NA</text:p>
          </table:table-cell>
          <table:table-cell table:number-columns-repeated="2"/>
          <table:table-cell office:value-type="string">
            <text:p>alive</text:p>
          </table:table-cell>
          <table:table-cell table:number-columns-repeated="1017"/>
        </table:table-row>
        <table:table-row table:style-name="ro2">
          <table:table-cell office:value-type="string">
            <text:p>L36</text:p>
          </table:table-cell>
          <table:table-cell office:value-type="string">
            <text:p>small</text:p>
          </table:table-cell>
          <table:table-cell/>
          <table:table-cell table:style-name="ce4" office:value-type="string">
            <text:p>NA</text:p>
          </table:table-cell>
          <table:table-cell table:number-columns-repeated="2"/>
          <table:table-cell office:value-type="string">
            <text:p>alive</text:p>
          </table:table-cell>
          <table:table-cell table:number-columns-repeated="1017"/>
        </table:table-row>
        <table:table-row table:style-name="ro2">
          <table:table-cell office:value-type="string">
            <text:p>L37</text:p>
          </table:table-cell>
          <table:table-cell office:value-type="string">
            <text:p>small</text:p>
          </table:table-cell>
          <table:table-cell/>
          <table:table-cell table:style-name="ce4" office:value-type="string">
            <text:p>NA</text:p>
          </table:table-cell>
          <table:table-cell table:number-columns-repeated="2"/>
          <table:table-cell office:value-type="string">
            <text:p>alive</text:p>
          </table:table-cell>
          <table:table-cell table:number-columns-repeated="1017"/>
        </table:table-row>
        <table:table-row table:style-name="ro2">
          <table:table-cell office:value-type="string">
            <text:p>L38</text:p>
          </table:table-cell>
          <table:table-cell office:value-type="string">
            <text:p>small</text:p>
          </table:table-cell>
          <table:table-cell/>
          <table:table-cell table:style-name="ce4" office:value-type="string">
            <text:p>NA</text:p>
          </table:table-cell>
          <table:table-cell table:number-columns-repeated="2"/>
          <table:table-cell office:value-type="string">
            <text:p>alive</text:p>
          </table:table-cell>
          <table:table-cell table:number-columns-repeated="1017"/>
        </table:table-row>
        <table:table-row table:style-name="ro2">
          <table:table-cell office:value-type="string">
            <text:p>L39</text:p>
          </table:table-cell>
          <table:table-cell office:value-type="string">
            <text:p>small</text:p>
          </table:table-cell>
          <table:table-cell/>
          <table:table-cell table:style-name="ce4" office:value-type="string">
            <text:p>NA</text:p>
          </table:table-cell>
          <table:table-cell table:number-columns-repeated="2"/>
          <table:table-cell office:value-type="string">
            <text:p>alive</text:p>
          </table:table-cell>
          <table:table-cell table:number-columns-repeated="1017"/>
        </table:table-row>
        <table:table-row table:style-name="ro2">
          <table:table-cell office:value-type="string">
            <text:p>L40</text:p>
          </table:table-cell>
          <table:table-cell office:value-type="string">
            <text:p>small</text:p>
          </table:table-cell>
          <table:table-cell/>
          <table:table-cell table:style-name="ce4" office:value-type="string">
            <text:p>NA</text:p>
          </table:table-cell>
          <table:table-cell table:number-columns-repeated="2"/>
          <table:table-cell office:value-type="string">
            <text:p>alive</text:p>
          </table:table-cell>
          <table:table-cell table:number-columns-repeated="1017"/>
        </table:table-row>
        <table:table-row table:style-name="ro1">
          <table:table-cell office:value-type="string">
            <text:p>L41</text:p>
          </table:table-cell>
          <table:table-cell office:value-type="string">
            <text:p>elongatum</text:p>
          </table:table-cell>
          <table:table-cell/>
          <table:table-cell table:style-name="ce4" office:value-type="float" office:value="8">
            <text:p>8.0</text:p>
          </table:table-cell>
          <table:table-cell table:number-columns-repeated="2"/>
          <table:table-cell office:value-type="string">
            <text:p>alive</text:p>
          </table:table-cell>
          <table:table-cell table:number-columns-repeated="1017"/>
        </table:table-row>
        <table:table-row table:style-name="ro1">
          <table:table-cell office:value-type="string">
            <text:p>L42</text:p>
          </table:table-cell>
          <table:table-cell office:value-type="string">
            <text:p>andromache</text:p>
          </table:table-cell>
          <table:table-cell/>
          <table:table-cell table:style-name="ce4" office:value-type="float" office:value="9">
            <text:p>9.0</text:p>
          </table:table-cell>
          <table:table-cell table:number-columns-repeated="2"/>
          <table:table-cell office:value-type="string">
            <text:p>Alathea</text:p>
          </table:table-cell>
          <table:table-cell table:number-columns-repeated="1017"/>
        </table:table-row>
        <table:table-row table:style-name="ro1">
          <table:table-cell office:value-type="string">
            <text:p>L43</text:p>
          </table:table-cell>
          <table:table-cell office:value-type="string">
            <text:p>sp.B.tan</text:p>
          </table:table-cell>
          <table:table-cell/>
          <table:table-cell table:style-name="ce4" office:value-type="float" office:value="14">
            <text:p>14.0</text:p>
          </table:table-cell>
          <table:table-cell table:number-columns-repeated="2"/>
          <table:table-cell office:value-type="string">
            <text:p>alive</text:p>
          </table:table-cell>
          <table:table-cell table:number-columns-repeated="1017"/>
        </table:table-row>
        <table:table-row table:style-name="ro1">
          <table:table-cell office:value-type="string">
            <text:p>L44</text:p>
          </table:table-cell>
          <table:table-cell office:value-type="string">
            <text:p>sp.B.tan</text:p>
          </table:table-cell>
          <table:table-cell/>
          <table:table-cell table:style-name="ce4" office:value-type="float" office:value="14">
            <text:p>14.0</text:p>
          </table:table-cell>
          <table:table-cell table:number-columns-repeated="2"/>
          <table:table-cell office:value-type="string">
            <text:p>alive</text:p>
          </table:table-cell>
          <table:table-cell table:number-columns-repeated="1017"/>
        </table:table-row>
        <table:table-row table:style-name="ro1">
          <table:table-cell office:value-type="string">
            <text:p>L45</text:p>
          </table:table-cell>
          <table:table-cell office:value-type="string">
            <text:p>andromache</text:p>
          </table:table-cell>
          <table:table-cell/>
          <table:table-cell table:style-name="ce4" office:value-type="float" office:value="8">
            <text:p>8.0</text:p>
          </table:table-cell>
          <table:table-cell table:number-columns-repeated="2"/>
          <table:table-cell office:value-type="string">
            <text:p>dead</text:p>
          </table:table-cell>
          <table:table-cell table:number-columns-repeated="1017"/>
        </table:table-row>
        <table:table-row table:style-name="ro2">
          <table:table-cell office:value-type="string">
            <text:p>L46</text:p>
          </table:table-cell>
          <table:table-cell office:value-type="string">
            <text:p>small</text:p>
          </table:table-cell>
          <table:table-cell/>
          <table:table-cell table:style-name="ce4" office:value-type="string">
            <text:p>NA</text:p>
          </table:table-cell>
          <table:table-cell table:number-columns-repeated="2"/>
          <table:table-cell office:value-type="string">
            <text:p>dead</text:p>
          </table:table-cell>
          <table:table-cell table:number-columns-repeated="1017"/>
        </table:table-row>
        <table:table-row table:style-name="ro1">
          <table:table-cell office:value-type="string">
            <text:p>L47</text:p>
          </table:table-cell>
          <table:table-cell office:value-type="string">
            <text:p>elongatum</text:p>
          </table:table-cell>
          <table:table-cell/>
          <table:table-cell table:style-name="ce4" office:value-type="float" office:value="16">
            <text:p>16.0</text:p>
          </table:table-cell>
          <table:table-cell table:number-columns-repeated="2"/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48</text:p>
          </table:table-cell>
          <table:table-cell office:value-type="string">
            <text:p>sp.B.tan</text:p>
          </table:table-cell>
          <table:table-cell/>
          <table:table-cell table:style-name="ce4" office:value-type="float" office:value="12">
            <text:p>12.0</text:p>
          </table:table-cell>
          <table:table-cell table:number-columns-repeated="2"/>
          <table:table-cell office:value-type="string">
            <text:p>alive</text:p>
          </table:table-cell>
          <table:table-cell table:number-columns-repeated="1017"/>
        </table:table-row>
        <table:table-row table:style-name="ro2">
          <table:table-cell office:value-type="string">
            <text:p>L49</text:p>
          </table:table-cell>
          <table:table-cell office:value-type="string">
            <text:p>NA</text:p>
          </table:table-cell>
          <table:table-cell/>
          <table:table-cell table:style-name="ce4" office:value-type="string">
            <text:p>NA</text:p>
          </table:table-cell>
          <table:table-cell table:number-columns-repeated="2"/>
          <table:table-cell office:value-type="string">
            <text:p>alive</text:p>
          </table:table-cell>
          <table:table-cell table:number-columns-repeated="1017"/>
        </table:table-row>
        <table:table-row table:style-name="ro1">
          <table:table-cell office:value-type="string">
            <text:p>L50</text:p>
          </table:table-cell>
          <table:table-cell office:value-type="string">
            <text:p>sp.B.tan</text:p>
          </table:table-cell>
          <table:table-cell/>
          <table:table-cell table:style-name="ce4" office:value-type="float" office:value="14">
            <text:p>14.0</text:p>
          </table:table-cell>
          <table:table-cell table:number-columns-repeated="2"/>
          <table:table-cell office:value-type="string">
            <text:p>alive</text:p>
          </table:table-cell>
          <table:table-cell table:number-columns-repeated="1017"/>
        </table:table-row>
        <table:table-row table:style-name="ro1">
          <table:table-cell office:value-type="string">
            <text:p>L51</text:p>
          </table:table-cell>
          <table:table-cell office:value-type="string">
            <text:p>sp.B.tan</text:p>
          </table:table-cell>
          <table:table-cell/>
          <table:table-cell table:style-name="ce4" office:value-type="float" office:value="8">
            <text:p>8.0</text:p>
          </table:table-cell>
          <table:table-cell table:number-columns-repeated="2"/>
          <table:table-cell office:value-type="string">
            <text:p>alive</text:p>
          </table:table-cell>
          <table:table-cell table:number-columns-repeated="1017"/>
        </table:table-row>
        <table:table-row table:style-name="ro1">
          <table:table-cell office:value-type="string">
            <text:p>L52</text:p>
          </table:table-cell>
          <table:table-cell office:value-type="string">
            <text:p>elongatum</text:p>
          </table:table-cell>
          <table:table-cell/>
          <table:table-cell table:style-name="ce4" office:value-type="float" office:value="16">
            <text:p>16.0</text:p>
          </table:table-cell>
          <table:table-cell table:number-columns-repeated="2"/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53</text:p>
          </table:table-cell>
          <table:table-cell office:value-type="string">
            <text:p>elongatum</text:p>
          </table:table-cell>
          <table:table-cell table:style-name="ce2" office:value-type="date" office:date-value="2011-02-11">
            <text:p>11/02/11</text:p>
          </table:table-cell>
          <table:table-cell table:style-name="ce4" office:value-type="float" office:value="10">
            <text:p>10.0</text:p>
          </table:table-cell>
          <table:table-cell table:number-columns-repeated="2"/>
          <table:table-cell office:value-type="string">
            <text:p>alive</text:p>
          </table:table-cell>
          <table:table-cell table:number-columns-repeated="1017"/>
        </table:table-row>
        <table:table-row table:style-name="ro1">
          <table:table-cell office:value-type="string">
            <text:p>L54</text:p>
          </table:table-cell>
          <table:table-cell office:value-type="string">
            <text:p>elongatum</text:p>
          </table:table-cell>
          <table:table-cell/>
          <table:table-cell table:style-name="ce4" office:value-type="float" office:value="14">
            <text:p>14.0</text:p>
          </table:table-cell>
          <table:table-cell table:number-columns-repeated="2"/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55</text:p>
          </table:table-cell>
          <table:table-cell office:value-type="string">
            <text:p>elongatum</text:p>
          </table:table-cell>
          <table:table-cell/>
          <table:table-cell table:style-name="ce4" office:value-type="float" office:value="15">
            <text:p>15.0</text:p>
          </table:table-cell>
          <table:table-cell table:number-columns-repeated="2"/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56</text:p>
          </table:table-cell>
          <table:table-cell office:value-type="string">
            <text:p>elongatum</text:p>
          </table:table-cell>
          <table:table-cell/>
          <table:table-cell table:style-name="ce4" office:value-type="float" office:value="20">
            <text:p>20.0</text:p>
          </table:table-cell>
          <table:table-cell table:number-columns-repeated="2"/>
          <table:table-cell office:value-type="string">
            <text:p>dead</text:p>
          </table:table-cell>
          <table:table-cell table:number-columns-repeated="1017"/>
        </table:table-row>
        <table:table-row table:style-name="ro1">
          <table:table-cell office:value-type="string">
            <text:p>L57</text:p>
          </table:table-cell>
          <table:table-cell office:value-type="string">
            <text:p>elongatum</text:p>
          </table:table-cell>
          <table:table-cell/>
          <table:table-cell table:style-name="ce4" office:value-type="float" office:value="9">
            <text:p>9.0</text:p>
          </table:table-cell>
          <table:table-cell table:number-columns-repeated="2"/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58</text:p>
          </table:table-cell>
          <table:table-cell office:value-type="string">
            <text:p>elongatum</text:p>
          </table:table-cell>
          <table:table-cell/>
          <table:table-cell table:style-name="ce4" office:value-type="float" office:value="9">
            <text:p>9.0</text:p>
          </table:table-cell>
          <table:table-cell table:number-columns-repeated="2"/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59</text:p>
          </table:table-cell>
          <table:table-cell office:value-type="string">
            <text:p>elongatum</text:p>
          </table:table-cell>
          <table:table-cell office:value-type="string">
            <text:p>9 feb</text:p>
          </table:table-cell>
          <table:table-cell table:style-name="ce4" office:value-type="float" office:value="8">
            <text:p>8.0</text:p>
          </table:table-cell>
          <table:table-cell table:number-columns-repeated="2"/>
          <table:table-cell office:value-type="string">
            <text:p>alive</text:p>
          </table:table-cell>
          <table:table-cell table:number-columns-repeated="1017"/>
        </table:table-row>
        <table:table-row table:style-name="ro1">
          <table:table-cell office:value-type="string">
            <text:p>L60</text:p>
          </table:table-cell>
          <table:table-cell office:value-type="string">
            <text:p>elongatum</text:p>
          </table:table-cell>
          <table:table-cell office:value-type="string">
            <text:p>11 feb</text:p>
          </table:table-cell>
          <table:table-cell table:style-name="ce4" office:value-type="float" office:value="17">
            <text:p>17.0</text:p>
          </table:table-cell>
          <table:table-cell table:number-columns-repeated="2"/>
          <table:table-cell office:value-type="string">
            <text:p>alive</text:p>
          </table:table-cell>
          <table:table-cell table:number-columns-repeated="1017"/>
        </table:table-row>
        <table:table-row table:style-name="ro1">
          <table:table-cell office:value-type="string">
            <text:p>L61</text:p>
          </table:table-cell>
          <table:table-cell office:value-type="string">
            <text:p>elongatum</text:p>
          </table:table-cell>
          <table:table-cell office:value-type="string">
            <text:p>12 feb </text:p>
          </table:table-cell>
          <table:table-cell table:style-name="ce4" office:value-type="float" office:value="15">
            <text:p>15.0</text:p>
          </table:table-cell>
          <table:table-cell table:number-columns-repeated="2"/>
          <table:table-cell office:value-type="string">
            <text:p>alive</text:p>
          </table:table-cell>
          <table:table-cell table:number-columns-repeated="1017"/>
        </table:table-row>
        <table:table-row table:style-name="ro1">
          <table:table-cell office:value-type="string">
            <text:p>L62</text:p>
          </table:table-cell>
          <table:table-cell office:value-type="string">
            <text:p>andromache</text:p>
          </table:table-cell>
          <table:table-cell/>
          <table:table-cell table:style-name="ce4" office:value-type="float" office:value="9">
            <text:p>9.0</text:p>
          </table:table-cell>
          <table:table-cell table:number-columns-repeated="2"/>
          <table:table-cell office:value-type="string">
            <text:p>alive</text:p>
          </table:table-cell>
          <table:table-cell table:number-columns-repeated="1017"/>
        </table:table-row>
        <table:table-row table:style-name="ro1">
          <table:table-cell office:value-type="string">
            <text:p>L63</text:p>
          </table:table-cell>
          <table:table-cell office:value-type="string">
            <text:p>elongatum</text:p>
          </table:table-cell>
          <table:table-cell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string">
            <text:p>alive</text:p>
          </table:table-cell>
          <table:table-cell table:number-columns-repeated="1017"/>
        </table:table-row>
        <table:table-row table:style-name="ro1">
          <table:table-cell office:value-type="string">
            <text:p>L64</text:p>
          </table:table-cell>
          <table:table-cell office:value-type="string">
            <text:p>andromache</text:p>
          </table:table-cell>
          <table:table-cell/>
          <table:table-cell table:style-name="ce4" office:value-type="float" office:value="10.5">
            <text:p>10.5</text:p>
          </table:table-cell>
          <table:table-cell table:number-columns-repeated="2"/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65</text:p>
          </table:table-cell>
          <table:table-cell office:value-type="string">
            <text:p>elongatum</text:p>
          </table:table-cell>
          <table:table-cell/>
          <table:table-cell table:style-name="ce4" office:value-type="float" office:value="6">
            <text:p>6.0</text:p>
          </table:table-cell>
          <table:table-cell table:number-columns-repeated="2"/>
          <table:table-cell office:value-type="string">
            <text:p>alive</text:p>
          </table:table-cell>
          <table:table-cell table:number-columns-repeated="1017"/>
        </table:table-row>
        <table:table-row table:style-name="ro1">
          <table:table-cell office:value-type="string">
            <text:p>L66</text:p>
          </table:table-cell>
          <table:table-cell office:value-type="string">
            <text:p>sp.B.tan</text:p>
          </table:table-cell>
          <table:table-cell/>
          <table:table-cell table:style-name="ce4" office:value-type="float" office:value="7">
            <text:p>7.0</text:p>
          </table:table-cell>
          <table:table-cell table:number-columns-repeated="2"/>
          <table:table-cell office:value-type="string">
            <text:p>alive</text:p>
          </table:table-cell>
          <table:table-cell table:number-columns-repeated="1017"/>
        </table:table-row>
        <table:table-row table:style-name="ro1">
          <table:table-cell office:value-type="string">
            <text:p>L67</text:p>
          </table:table-cell>
          <table:table-cell office:value-type="string">
            <text:p>elongatum</text:p>
          </table:table-cell>
          <table:table-cell/>
          <table:table-cell table:style-name="ce4" office:value-type="float" office:value="6.5">
            <text:p>6.5</text:p>
          </table:table-cell>
          <table:table-cell/>
          <table:table-cell office:value-type="string">
            <text:p>just one tail</text:p>
          </table:table-cell>
          <table:table-cell office:value-type="string">
            <text:p>alive</text:p>
          </table:table-cell>
          <table:table-cell table:number-columns-repeated="1017"/>
        </table:table-row>
        <table:table-row table:style-name="ro1">
          <table:table-cell office:value-type="string">
            <text:p>L68</text:p>
          </table:table-cell>
          <table:table-cell office:value-type="string">
            <text:p>elongatum</text:p>
          </table:table-cell>
          <table:table-cell/>
          <table:table-cell table:style-name="ce4" office:value-type="float" office:value="16">
            <text:p>16.0</text:p>
          </table:table-cell>
          <table:table-cell table:number-columns-repeated="2"/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69</text:p>
          </table:table-cell>
          <table:table-cell office:value-type="string">
            <text:p>elongatum</text:p>
          </table:table-cell>
          <table:table-cell/>
          <table:table-cell table:style-name="ce4" office:value-type="float" office:value="9">
            <text:p>9.0</text:p>
          </table:table-cell>
          <table:table-cell table:number-columns-repeated="2"/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70</text:p>
          </table:table-cell>
          <table:table-cell office:value-type="string">
            <text:p>elongatum</text:p>
          </table:table-cell>
          <table:table-cell/>
          <table:table-cell table:style-name="ce4" office:value-type="float" office:value="6.5">
            <text:p>6.5</text:p>
          </table:table-cell>
          <table:table-cell table:number-columns-repeated="2"/>
          <table:table-cell office:value-type="string">
            <text:p>alive</text:p>
          </table:table-cell>
          <table:table-cell table:number-columns-repeated="1017"/>
        </table:table-row>
        <table:table-row table:style-name="ro1">
          <table:table-cell office:value-type="string">
            <text:p>L71</text:p>
          </table:table-cell>
          <table:table-cell office:value-type="string">
            <text:p>elongatum</text:p>
          </table:table-cell>
          <table:table-cell/>
          <table:table-cell table:style-name="ce4" office:value-type="float" office:value="7">
            <text:p>7.0</text:p>
          </table:table-cell>
          <table:table-cell table:number-columns-repeated="2"/>
          <table:table-cell office:value-type="string">
            <text:p>alive</text:p>
          </table:table-cell>
          <table:table-cell table:number-columns-repeated="1017"/>
        </table:table-row>
        <table:table-row table:style-name="ro1">
          <table:table-cell office:value-type="string">
            <text:p>L72</text:p>
          </table:table-cell>
          <table:table-cell office:value-type="string">
            <text:p>andromache</text:p>
          </table:table-cell>
          <table:table-cell/>
          <table:table-cell table:style-name="ce4" office:value-type="float" office:value="13">
            <text:p>13.0</text:p>
          </table:table-cell>
          <table:table-cell table:number-columns-repeated="2"/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73</text:p>
          </table:table-cell>
          <table:table-cell office:value-type="string">
            <text:p>elongatum</text:p>
          </table:table-cell>
          <table:table-cell/>
          <table:table-cell table:style-name="ce4" office:value-type="float" office:value="8.5">
            <text:p>8.5</text:p>
          </table:table-cell>
          <table:table-cell table:number-columns-repeated="2"/>
          <table:table-cell office:value-type="string">
            <text:p>alive</text:p>
          </table:table-cell>
          <table:table-cell table:number-columns-repeated="1017"/>
        </table:table-row>
        <table:table-row table:style-name="ro1">
          <table:table-cell office:value-type="string">
            <text:p>L74</text:p>
          </table:table-cell>
          <table:table-cell office:value-type="string">
            <text:p>elongatum</text:p>
          </table:table-cell>
          <table:table-cell/>
          <table:table-cell table:style-name="ce4" office:value-type="float" office:value="5">
            <text:p>5.0</text:p>
          </table:table-cell>
          <table:table-cell table:number-columns-repeated="2"/>
          <table:table-cell office:value-type="string">
            <text:p>alive</text:p>
          </table:table-cell>
          <table:table-cell table:number-columns-repeated="1017"/>
        </table:table-row>
        <table:table-row table:style-name="ro1">
          <table:table-cell office:value-type="string">
            <text:p>L75</text:p>
          </table:table-cell>
          <table:table-cell office:value-type="string">
            <text:p>elongatum</text:p>
          </table:table-cell>
          <table:table-cell/>
          <table:table-cell table:style-name="ce4" office:value-type="float" office:value="7">
            <text:p>7.0</text:p>
          </table:table-cell>
          <table:table-cell table:number-columns-repeated="2"/>
          <table:table-cell office:value-type="string">
            <text:p>alive</text:p>
          </table:table-cell>
          <table:table-cell table:number-columns-repeated="1017"/>
        </table:table-row>
        <table:table-row table:style-name="ro1">
          <table:table-cell office:value-type="string">
            <text:p>L76</text:p>
          </table:table-cell>
          <table:table-cell office:value-type="string">
            <text:p>andromache</text:p>
          </table:table-cell>
          <table:table-cell/>
          <table:table-cell table:style-name="ce4" office:value-type="float" office:value="16">
            <text:p>16.0</text:p>
          </table:table-cell>
          <table:table-cell table:number-columns-repeated="2"/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77</text:p>
          </table:table-cell>
          <table:table-cell office:value-type="string">
            <text:p>elongatum</text:p>
          </table:table-cell>
          <table:table-cell/>
          <table:table-cell table:style-name="ce4" office:value-type="float" office:value="9.5">
            <text:p>9.5</text:p>
          </table:table-cell>
          <table:table-cell table:number-columns-repeated="2"/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78</text:p>
          </table:table-cell>
          <table:table-cell office:value-type="string">
            <text:p>elongatum</text:p>
          </table:table-cell>
          <table:table-cell/>
          <table:table-cell table:style-name="ce4" office:value-type="float" office:value="9">
            <text:p>9.0</text:p>
          </table:table-cell>
          <table:table-cell table:number-columns-repeated="2"/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79</text:p>
          </table:table-cell>
          <table:table-cell office:value-type="string">
            <text:p>andromache</text:p>
          </table:table-cell>
          <table:table-cell/>
          <table:table-cell table:style-name="ce4" office:value-type="float" office:value="10.5">
            <text:p>10.5</text:p>
          </table:table-cell>
          <table:table-cell table:number-columns-repeated="2"/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80</text:p>
          </table:table-cell>
          <table:table-cell office:value-type="string">
            <text:p>elongatum</text:p>
          </table:table-cell>
          <table:table-cell/>
          <table:table-cell table:style-name="ce4" office:value-type="float" office:value="11">
            <text:p>11.0</text:p>
          </table:table-cell>
          <table:table-cell table:number-columns-repeated="2"/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81</text:p>
          </table:table-cell>
          <table:table-cell office:value-type="string">
            <text:p>elongatum</text:p>
          </table:table-cell>
          <table:table-cell/>
          <table:table-cell table:style-name="ce4" office:value-type="float" office:value="13">
            <text:p>13.0</text:p>
          </table:table-cell>
          <table:table-cell table:number-columns-repeated="2"/>
          <table:table-cell office:value-type="string">
            <text:p>alive</text:p>
          </table:table-cell>
          <table:table-cell table:number-columns-repeated="1017"/>
        </table:table-row>
        <table:table-row table:style-name="ro1">
          <table:table-cell office:value-type="string">
            <text:p>L82</text:p>
          </table:table-cell>
          <table:table-cell office:value-type="string">
            <text:p>elongatum</text:p>
          </table:table-cell>
          <table:table-cell/>
          <table:table-cell table:style-name="ce4" office:value-type="float" office:value="10">
            <text:p>10.0</text:p>
          </table:table-cell>
          <table:table-cell table:number-columns-repeated="2"/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83</text:p>
          </table:table-cell>
          <table:table-cell office:value-type="string">
            <text:p>andromache</text:p>
          </table:table-cell>
          <table:table-cell/>
          <table:table-cell table:style-name="ce4" office:value-type="float" office:value="10">
            <text:p>10.0</text:p>
          </table:table-cell>
          <table:table-cell table:number-columns-repeated="2"/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84</text:p>
          </table:table-cell>
          <table:table-cell office:value-type="string">
            <text:p>elongatum</text:p>
          </table:table-cell>
          <table:table-cell/>
          <table:table-cell table:style-name="ce4" office:value-type="float" office:value="16">
            <text:p>16.0</text:p>
          </table:table-cell>
          <table:table-cell table:number-columns-repeated="2"/>
          <table:table-cell office:value-type="string">
            <text:p>alive</text:p>
          </table:table-cell>
          <table:table-cell table:number-columns-repeated="1017"/>
        </table:table-row>
        <table:table-row table:style-name="ro1">
          <table:table-cell office:value-type="string">
            <text:p>L85</text:p>
          </table:table-cell>
          <table:table-cell office:value-type="string">
            <text:p>andromache</text:p>
          </table:table-cell>
          <table:table-cell/>
          <table:table-cell table:style-name="ce4" office:value-type="float" office:value="12">
            <text:p>12.0</text:p>
          </table:table-cell>
          <table:table-cell table:number-columns-repeated="2"/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86</text:p>
          </table:table-cell>
          <table:table-cell office:value-type="string">
            <text:p>elongatum</text:p>
          </table:table-cell>
          <table:table-cell/>
          <table:table-cell table:style-name="ce4" office:value-type="float" office:value="16">
            <text:p>16.0</text:p>
          </table:table-cell>
          <table:table-cell table:number-columns-repeated="2"/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87</text:p>
          </table:table-cell>
          <table:table-cell office:value-type="string">
            <text:p>elongatum</text:p>
          </table:table-cell>
          <table:table-cell/>
          <table:table-cell table:style-name="ce4" office:value-type="float" office:value="16">
            <text:p>16.0</text:p>
          </table:table-cell>
          <table:table-cell table:number-columns-repeated="2"/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88</text:p>
          </table:table-cell>
          <table:table-cell office:value-type="string">
            <text:p>elongatum</text:p>
          </table:table-cell>
          <table:table-cell/>
          <table:table-cell table:style-name="ce4" office:value-type="float" office:value="16">
            <text:p>16.0</text:p>
          </table:table-cell>
          <table:table-cell table:number-columns-repeated="2"/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89</text:p>
          </table:table-cell>
          <table:table-cell office:value-type="string">
            <text:p>andromache</text:p>
          </table:table-cell>
          <table:table-cell/>
          <table:table-cell table:style-name="ce4" office:value-type="float" office:value="10.5">
            <text:p>10.5</text:p>
          </table:table-cell>
          <table:table-cell table:number-columns-repeated="2"/>
          <table:table-cell office:value-type="string">
            <text:p>alive</text:p>
          </table:table-cell>
          <table:table-cell table:number-columns-repeated="1017"/>
        </table:table-row>
        <table:table-row table:style-name="ro1">
          <table:table-cell office:value-type="string">
            <text:p>L90</text:p>
          </table:table-cell>
          <table:table-cell office:value-type="string">
            <text:p>andromache</text:p>
          </table:table-cell>
          <table:table-cell office:value-type="string">
            <text:p>20-21 feb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just one tail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1">
          <table:table-cell office:value-type="string">
            <text:p>L91</text:p>
          </table:table-cell>
          <table:table-cell office:value-type="string">
            <text:p>elongatum</text:p>
          </table:table-cell>
          <table:table-cell office:value-type="string">
            <text:p>20 feb</text:p>
          </table:table-cell>
          <table:table-cell office:value-type="float" office:value="7.5">
            <text:p>7.5</text:p>
          </table:table-cell>
          <table:table-cell office:value-type="float" office:value="2.5">
            <text:p>2.5</text:p>
          </table:table-cell>
          <table:table-cell office:value-type="string">
            <text:p>Ok</text:p>
          </table:table-cell>
          <table:table-cell office:value-type="string">
            <text:p>Andrew</text:p>
          </table:table-cell>
          <table:table-cell table:number-columns-repeated="3"/>
          <table:table-cell table:style-name="ce4"/>
          <table:table-cell table:number-columns-repeated="1013"/>
        </table:table-row>
        <table:table-row table:style-name="ro1">
          <table:table-cell office:value-type="string">
            <text:p>L92</text:p>
          </table:table-cell>
          <table:table-cell office:value-type="string">
            <text:p>tan</text:p>
          </table:table-cell>
          <table:table-cell office:value-type="string">
            <text:p>21 feb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one tail less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1">
          <table:table-cell office:value-type="string">
            <text:p>L93</text:p>
          </table:table-cell>
          <table:table-cell office:value-type="string">
            <text:p>tan</text:p>
          </table:table-cell>
          <table:table-cell office:value-type="string">
            <text:p>21 feb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ok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1">
          <table:table-cell office:value-type="string">
            <text:p>L94</text:p>
          </table:table-cell>
          <table:table-cell office:value-type="string">
            <text:p>andromache</text:p>
          </table:table-cell>
          <table:table-cell office:value-type="string">
            <text:p>21 feb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ok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1">
          <table:table-cell office:value-type="string">
            <text:p>L95</text:p>
          </table:table-cell>
          <table:table-cell office:value-type="string">
            <text:p>andromache</text:p>
          </table:table-cell>
          <table:table-cell office:value-type="string">
            <text:p>21 feb</text:p>
          </table:table-cell>
          <table:table-cell office:value-type="float" office:value="9">
            <text:p>9</text:p>
          </table:table-cell>
          <table:table-cell/>
          <table:table-cell office:value-type="string">
            <text:p>no tails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1">
          <table:table-cell office:value-type="string">
            <text:p>L96</text:p>
          </table:table-cell>
          <table:table-cell office:value-type="string">
            <text:p>andromache</text:p>
          </table:table-cell>
          <table:table-cell office:value-type="string">
            <text:p>22 feb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one tail and one leg less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1">
          <table:table-cell office:value-type="string">
            <text:p>L97</text:p>
          </table:table-cell>
          <table:table-cell office:value-type="string">
            <text:p>andromache</text:p>
          </table:table-cell>
          <table:table-cell office:value-type="string">
            <text:p>22 feb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string">
            <text:p>ok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1">
          <table:table-cell office:value-type="string">
            <text:p>L98</text:p>
          </table:table-cell>
          <table:table-cell office:value-type="string">
            <text:p>andromache</text:p>
          </table:table-cell>
          <table:table-cell office:value-type="string">
            <text:p>22 feb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string">
            <text:p>ok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1">
          <table:table-cell office:value-type="string">
            <text:p>L99</text:p>
          </table:table-cell>
          <table:table-cell office:value-type="string">
            <text:p>andromache</text:p>
          </table:table-cell>
          <table:table-cell office:value-type="string">
            <text:p>22 feb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k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1">
          <table:table-cell office:value-type="string">
            <text:p>L100</text:p>
          </table:table-cell>
          <table:table-cell office:value-type="string">
            <text:p>andromache</text:p>
          </table:table-cell>
          <table:table-cell office:value-type="string">
            <text:p>23 feb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one tail less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1">
          <table:table-cell office:value-type="string">
            <text:p>L101</text:p>
          </table:table-cell>
          <table:table-cell office:value-type="string">
            <text:p>andromache</text:p>
          </table:table-cell>
          <table:table-cell office:value-type="string">
            <text:p>22 feb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ok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1">
          <table:table-cell office:value-type="string">
            <text:p>L102</text:p>
          </table:table-cell>
          <table:table-cell office:value-type="string">
            <text:p>andromache</text:p>
          </table:table-cell>
          <table:table-cell office:value-type="string">
            <text:p>23 feb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ok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1">
          <table:table-cell office:value-type="string">
            <text:p>L103</text:p>
          </table:table-cell>
          <table:table-cell office:value-type="string">
            <text:p>andromache</text:p>
          </table:table-cell>
          <table:table-cell office:value-type="string">
            <text:p>23 feb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ok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1">
          <table:table-cell office:value-type="string">
            <text:p>L104</text:p>
          </table:table-cell>
          <table:table-cell office:value-type="string">
            <text:p>elongatum</text:p>
          </table:table-cell>
          <table:table-cell office:value-type="string">
            <text:p>23 feb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k</text:p>
          </table:table-cell>
          <table:table-cell office:value-type="string">
            <text:p>Andrew</text:p>
          </table:table-cell>
          <table:table-cell table:number-columns-repeated="3"/>
          <table:table-cell table:style-name="ce4"/>
          <table:table-cell table:number-columns-repeated="1013"/>
        </table:table-row>
        <table:table-row table:style-name="ro1">
          <table:table-cell office:value-type="string">
            <text:p>L105</text:p>
          </table:table-cell>
          <table:table-cell office:value-type="string">
            <text:p>elongatum</text:p>
          </table:table-cell>
          <table:table-cell office:value-type="string">
            <text:p>23 feb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just one tail</text:p>
          </table:table-cell>
          <table:table-cell office:value-type="string">
            <text:p>Andrew</text:p>
          </table:table-cell>
          <table:table-cell table:number-columns-repeated="3"/>
          <table:table-cell table:style-name="ce4"/>
          <table:table-cell table:number-columns-repeated="1013"/>
        </table:table-row>
        <table:table-row table:style-name="ro1">
          <table:table-cell office:value-type="string">
            <text:p>L106</text:p>
          </table:table-cell>
          <table:table-cell office:value-type="string">
            <text:p>elongatum</text:p>
          </table:table-cell>
          <table:table-cell office:value-type="string">
            <text:p>23 feb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one tail less</text:p>
          </table:table-cell>
          <table:table-cell office:value-type="string">
            <text:p>Andrew</text:p>
          </table:table-cell>
          <table:table-cell table:number-columns-repeated="3"/>
          <table:table-cell table:style-name="ce4"/>
          <table:table-cell table:number-columns-repeated="1013"/>
        </table:table-row>
        <table:table-row table:style-name="ro1">
          <table:table-cell office:value-type="string">
            <text:p>L107</text:p>
          </table:table-cell>
          <table:table-cell office:value-type="string">
            <text:p>elongatum</text:p>
          </table:table-cell>
          <table:table-cell office:value-type="string">
            <text:p>23 feb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ok</text:p>
          </table:table-cell>
          <table:table-cell office:value-type="string">
            <text:p>Andrew</text:p>
          </table:table-cell>
          <table:table-cell table:number-columns-repeated="3"/>
          <table:table-cell table:style-name="ce4"/>
          <table:table-cell table:number-columns-repeated="1013"/>
        </table:table-row>
        <table:table-row table:style-name="ro1">
          <table:table-cell office:value-type="string">
            <text:p>L108</text:p>
          </table:table-cell>
          <table:table-cell office:value-type="string">
            <text:p>tan</text:p>
          </table:table-cell>
          <table:table-cell office:value-type="string">
            <text:p>22 feb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one tail less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1">
          <table:table-cell office:value-type="string">
            <text:p>L109</text:p>
          </table:table-cell>
          <table:table-cell office:value-type="string">
            <text:p>elongatum</text:p>
          </table:table-cell>
          <table:table-cell office:value-type="string">
            <text:p>23 feb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without tails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1">
          <table:table-cell office:value-type="string">
            <text:p>L110</text:p>
          </table:table-cell>
          <table:table-cell office:value-type="string">
            <text:p>andromache</text:p>
          </table:table-cell>
          <table:table-cell office:value-type="string">
            <text:p>23 feb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k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1">
          <table:table-cell office:value-type="string">
            <text:p>L111</text:p>
          </table:table-cell>
          <table:table-cell office:value-type="string">
            <text:p>andromache</text:p>
          </table:table-cell>
          <table:table-cell office:value-type="string">
            <text:p>23 feb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one tail less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1">
          <table:table-cell office:value-type="string">
            <text:p>L112</text:p>
          </table:table-cell>
          <table:table-cell office:value-type="string">
            <text:p>andromache</text:p>
          </table:table-cell>
          <table:table-cell office:value-type="string">
            <text:p>23 feb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ok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1">
          <table:table-cell office:value-type="string">
            <text:p>L113</text:p>
          </table:table-cell>
          <table:table-cell office:value-type="string">
            <text:p>andromache</text:p>
          </table:table-cell>
          <table:table-cell office:value-type="string">
            <text:p>23 feb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ok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1">
          <table:table-cell office:value-type="string">
            <text:p>L114</text:p>
          </table:table-cell>
          <table:table-cell office:value-type="string">
            <text:p>andromache</text:p>
          </table:table-cell>
          <table:table-cell office:value-type="string">
            <text:p>24 feb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ok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1">
          <table:table-cell office:value-type="string">
            <text:p>L115</text:p>
          </table:table-cell>
          <table:table-cell office:value-type="string">
            <text:p>elongatum</text:p>
          </table:table-cell>
          <table:table-cell office:value-type="string">
            <text:p>24 feb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k</text:p>
          </table:table-cell>
          <table:table-cell office:value-type="string">
            <text:p>Robin</text:p>
          </table:table-cell>
          <table:table-cell table:number-columns-repeated="3"/>
          <table:table-cell table:style-name="ce4"/>
          <table:table-cell table:number-columns-repeated="1013"/>
        </table:table-row>
        <table:table-row table:style-name="ro1">
          <table:table-cell office:value-type="string">
            <text:p>L116</text:p>
          </table:table-cell>
          <table:table-cell office:value-type="string">
            <text:p>elongatum</text:p>
          </table:table-cell>
          <table:table-cell office:value-type="string">
            <text:p>25 feb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ok</text:p>
          </table:table-cell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117</text:p>
          </table:table-cell>
          <table:table-cell office:value-type="string">
            <text:p>andromache</text:p>
          </table:table-cell>
          <table:table-cell office:value-type="string">
            <text:p>25 feb</text:p>
          </table:table-cell>
          <table:table-cell office:value-type="float" office:value="7.5">
            <text:p>7.5</text:p>
          </table:table-cell>
          <table:table-cell/>
          <table:table-cell office:value-type="string">
            <text:p>without tails</text:p>
          </table:table-cell>
          <table:table-cell table:number-columns-repeated="1018"/>
        </table:table-row>
        <table:table-row table:style-name="ro1">
          <table:table-cell office:value-type="string">
            <text:p>L118</text:p>
          </table:table-cell>
          <table:table-cell office:value-type="string">
            <text:p>andromache</text:p>
          </table:table-cell>
          <table:table-cell office:value-type="string">
            <text:p>25 feb</text:p>
          </table:table-cell>
          <table:table-cell office:value-type="float" office:value="8">
            <text:p>8</text:p>
          </table:table-cell>
          <table:table-cell/>
          <table:table-cell office:value-type="string">
            <text:p>without tails</text:p>
          </table:table-cell>
          <table:table-cell table:number-columns-repeated="1018"/>
        </table:table-row>
        <table:table-row table:style-name="ro1">
          <table:table-cell office:value-type="string">
            <text:p>L119</text:p>
          </table:table-cell>
          <table:table-cell office:value-type="string">
            <text:p>elongatum</text:p>
          </table:table-cell>
          <table:table-cell office:value-type="string">
            <text:p>25 feb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ok</text:p>
          </table:table-cell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120</text:p>
          </table:table-cell>
          <table:table-cell office:value-type="string">
            <text:p>andromache</text:p>
          </table:table-cell>
          <table:table-cell office:value-type="string">
            <text:p>26 feb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L121</text:p>
          </table:table-cell>
          <table:table-cell office:value-type="string">
            <text:p>elongatum</text:p>
          </table:table-cell>
          <table:table-cell office:value-type="string">
            <text:p>26 feb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just one tail</text:p>
          </table:table-cell>
          <table:table-cell table:number-columns-repeated="1018"/>
        </table:table-row>
        <table:table-row table:style-name="ro1">
          <table:table-cell office:value-type="string">
            <text:p>L122</text:p>
          </table:table-cell>
          <table:table-cell office:value-type="string">
            <text:p>andromache</text:p>
          </table:table-cell>
          <table:table-cell office:value-type="string">
            <text:p>26 feb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L123</text:p>
          </table:table-cell>
          <table:table-cell office:value-type="string">
            <text:p>andromache</text:p>
          </table:table-cell>
          <table:table-cell office:value-type="string">
            <text:p>26 feb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L124</text:p>
          </table:table-cell>
          <table:table-cell office:value-type="string">
            <text:p>andromache</text:p>
          </table:table-cell>
          <table:table-cell office:value-type="string">
            <text:p>26 feb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L125</text:p>
          </table:table-cell>
          <table:table-cell office:value-type="string">
            <text:p>elongatum</text:p>
          </table:table-cell>
          <table:table-cell office:value-type="string">
            <text:p>26 feb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k</text:p>
          </table:table-cell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126</text:p>
          </table:table-cell>
          <table:table-cell office:value-type="string">
            <text:p>andromache</text:p>
          </table:table-cell>
          <table:table-cell office:value-type="string">
            <text:p>27 feb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just one tail</text:p>
          </table:table-cell>
          <table:table-cell table:number-columns-repeated="1018"/>
        </table:table-row>
        <table:table-row table:style-name="ro1">
          <table:table-cell office:value-type="string">
            <text:p>L127</text:p>
          </table:table-cell>
          <table:table-cell office:value-type="string">
            <text:p>elongatum</text:p>
          </table:table-cell>
          <table:table-cell office:value-type="string">
            <text:p>27 feb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ok</text:p>
          </table:table-cell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128</text:p>
          </table:table-cell>
          <table:table-cell office:value-type="string">
            <text:p>elongatum</text:p>
          </table:table-cell>
          <table:table-cell office:value-type="string">
            <text:p>?</text:p>
          </table:table-cell>
          <table:table-cell office:value-type="float" office:value="8">
            <text:p>8</text:p>
          </table:table-cell>
          <table:table-cell office:value-type="float" office:value="3.5">
            <text:p>3.5</text:p>
          </table:table-cell>
          <table:table-cell office:value-type="string">
            <text:p>ok</text:p>
          </table:table-cell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129</text:p>
          </table:table-cell>
          <table:table-cell office:value-type="string">
            <text:p>elongatum</text:p>
          </table:table-cell>
          <table:table-cell office:value-type="string">
            <text:p>27 feb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L130</text:p>
          </table:table-cell>
          <table:table-cell office:value-type="string">
            <text:p>andromache</text:p>
          </table:table-cell>
          <table:table-cell office:value-type="string">
            <text:p>27 feb</text:p>
          </table:table-cell>
          <table:table-cell office:value-type="float" office:value="9">
            <text:p>9</text:p>
          </table:table-cell>
          <table:table-cell office:value-type="float" office:value="3.5">
            <text:p>3.5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L131</text:p>
          </table:table-cell>
          <table:table-cell office:value-type="string">
            <text:p>andromache</text:p>
          </table:table-cell>
          <table:table-cell office:value-type="string">
            <text:p>27 feb</text:p>
          </table:table-cell>
          <table:table-cell office:value-type="float" office:value="7">
            <text:p>7</text:p>
          </table:table-cell>
          <table:table-cell office:value-type="float" office:value="2.5">
            <text:p>2.5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L132</text:p>
          </table:table-cell>
          <table:table-cell office:value-type="string">
            <text:p>andromache</text:p>
          </table:table-cell>
          <table:table-cell office:value-type="string">
            <text:p>27 feb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L133</text:p>
          </table:table-cell>
          <table:table-cell office:value-type="string">
            <text:p>andromache</text:p>
          </table:table-cell>
          <table:table-cell office:value-type="string">
            <text:p>27 feb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L134</text:p>
          </table:table-cell>
          <table:table-cell office:value-type="string">
            <text:p>elongatum</text:p>
          </table:table-cell>
          <table:table-cell office:value-type="string">
            <text:p>24 feb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just one tail</text:p>
          </table:table-cell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135</text:p>
          </table:table-cell>
          <table:table-cell office:value-type="string">
            <text:p>elongatum</text:p>
          </table:table-cell>
          <table:table-cell office:value-type="string">
            <text:p>27 feb</text:p>
          </table:table-cell>
          <table:table-cell office:value-type="float" office:value="9">
            <text:p>9</text:p>
          </table:table-cell>
          <table:table-cell office:value-type="float" office:value="3.5">
            <text:p>3.5</text:p>
          </table:table-cell>
          <table:table-cell office:value-type="string">
            <text:p>ok</text:p>
          </table:table-cell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136</text:p>
          </table:table-cell>
          <table:table-cell office:value-type="string">
            <text:p>elongatum</text:p>
          </table:table-cell>
          <table:table-cell office:value-type="string">
            <text:p>27 feb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k</text:p>
          </table:table-cell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137</text:p>
          </table:table-cell>
          <table:table-cell office:value-type="string">
            <text:p>elongatum</text:p>
          </table:table-cell>
          <table:table-cell table:style-name="ce3" office:value-type="date" office:date-value="2011-03-01">
            <text:p>01-Mar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k</text:p>
          </table:table-cell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138</text:p>
          </table:table-cell>
          <table:table-cell office:value-type="string">
            <text:p>andromache</text:p>
          </table:table-cell>
          <table:table-cell table:style-name="ce3" office:value-type="date" office:date-value="2011-03-01">
            <text:p>01-Mar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one tail less</text:p>
          </table:table-cell>
          <table:table-cell table:number-columns-repeated="1018"/>
        </table:table-row>
        <table:table-row table:style-name="ro1">
          <table:table-cell office:value-type="string">
            <text:p>L139</text:p>
          </table:table-cell>
          <table:table-cell office:value-type="string">
            <text:p>andromache</text:p>
          </table:table-cell>
          <table:table-cell table:style-name="ce3" office:value-type="date" office:date-value="2011-03-01">
            <text:p>01-Mar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ok</text:p>
          </table:table-cell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140</text:p>
          </table:table-cell>
          <table:table-cell office:value-type="string">
            <text:p>andromache</text:p>
          </table:table-cell>
          <table:table-cell office:value-type="string">
            <text:p>22 feb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L141</text:p>
          </table:table-cell>
          <table:table-cell office:value-type="string">
            <text:p>elongatum</text:p>
          </table:table-cell>
          <table:table-cell table:style-name="ce3" office:value-type="date" office:date-value="2011-03-02">
            <text:p>02-Mar</text:p>
          </table:table-cell>
          <table:table-cell office:value-type="float" office:value="15.5">
            <text:p>15.5</text:p>
          </table:table-cell>
          <table:table-cell office:value-type="float" office:value="4">
            <text:p>4</text:p>
          </table:table-cell>
          <table:table-cell office:value-type="string">
            <text:p>ok</text:p>
          </table:table-cell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142</text:p>
          </table:table-cell>
          <table:table-cell office:value-type="string">
            <text:p>andromache</text:p>
          </table:table-cell>
          <table:table-cell table:style-name="ce3" office:value-type="date" office:date-value="2011-03-02">
            <text:p>02-Mar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ok</text:p>
          </table:table-cell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143</text:p>
          </table:table-cell>
          <table:table-cell office:value-type="string">
            <text:p>elongatum</text:p>
          </table:table-cell>
          <table:table-cell table:style-name="ce3" office:value-type="date" office:date-value="2011-03-02">
            <text:p>02-Mar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k</text:p>
          </table:table-cell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144</text:p>
          </table:table-cell>
          <table:table-cell office:value-type="string">
            <text:p>andromache</text:p>
          </table:table-cell>
          <table:table-cell table:style-name="ce3" office:value-type="date" office:date-value="2011-03-02">
            <text:p>02-Mar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ok</text:p>
          </table:table-cell>
          <table:table-cell office:value-type="string">
            <text:p>Alathea</text:p>
          </table:table-cell>
          <table:table-cell table:number-columns-repeated="1017"/>
        </table:table-row>
        <table:table-row table:style-name="ro1">
          <table:table-cell office:value-type="string">
            <text:p>L145</text:p>
          </table:table-cell>
          <table:table-cell office:value-type="string">
            <text:p>andromache</text:p>
          </table:table-cell>
          <table:table-cell table:style-name="ce3" office:value-type="date" office:date-value="2011-03-02">
            <text:p>02-Mar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ok</text:p>
          </table:table-cell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146</text:p>
          </table:table-cell>
          <table:table-cell office:value-type="string">
            <text:p>andromache</text:p>
          </table:table-cell>
          <table:table-cell table:style-name="ce3" office:value-type="date" office:date-value="2011-03-03">
            <text:p>03-Mar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ok</text:p>
          </table:table-cell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147</text:p>
          </table:table-cell>
          <table:table-cell office:value-type="string">
            <text:p>andromache</text:p>
          </table:table-cell>
          <table:table-cell table:style-name="ce3" office:value-type="date" office:date-value="2011-03-03">
            <text:p>03-Mar</text:p>
          </table:table-cell>
          <table:table-cell office:value-type="float" office:value="10">
            <text:p>10</text:p>
          </table:table-cell>
          <table:table-cell office:value-type="float" office:value="3.5">
            <text:p>3.5</text:p>
          </table:table-cell>
          <table:table-cell office:value-type="string">
            <text:p>ok</text:p>
          </table:table-cell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148</text:p>
          </table:table-cell>
          <table:table-cell office:value-type="string">
            <text:p>andromache</text:p>
          </table:table-cell>
          <table:table-cell table:style-name="ce3" office:value-type="date" office:date-value="2011-03-03">
            <text:p>03-Mar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one tail less</text:p>
          </table:table-cell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149</text:p>
          </table:table-cell>
          <table:table-cell office:value-type="string">
            <text:p>andromache</text:p>
          </table:table-cell>
          <table:table-cell table:style-name="ce3" office:value-type="date" office:date-value="2011-03-03">
            <text:p>03-Mar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L150</text:p>
          </table:table-cell>
          <table:table-cell office:value-type="string">
            <text:p>elongatum</text:p>
          </table:table-cell>
          <table:table-cell table:style-name="ce3" office:value-type="date" office:date-value="2011-03-03">
            <text:p>03-Mar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one tail less</text:p>
          </table:table-cell>
          <table:table-cell table:number-columns-repeated="1018"/>
        </table:table-row>
        <table:table-row table:style-name="ro1">
          <table:table-cell office:value-type="string">
            <text:p>L151</text:p>
          </table:table-cell>
          <table:table-cell office:value-type="string">
            <text:p>dead</text:p>
          </table:table-cell>
          <table:table-cell table:style-name="ce3" office:value-type="date" office:date-value="2011-03-03">
            <text:p>03-Mar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L152</text:p>
          </table:table-cell>
          <table:table-cell office:value-type="string">
            <text:p>andromache</text:p>
          </table:table-cell>
          <table:table-cell table:style-name="ce3" office:value-type="date" office:date-value="2011-03-03">
            <text:p>03-Mar</text:p>
          </table:table-cell>
          <table:table-cell office:value-type="float" office:value="9.5">
            <text:p>9.5</text:p>
          </table:table-cell>
          <table:table-cell office:value-type="float" office:value="3">
            <text:p>3</text:p>
          </table:table-cell>
          <table:table-cell office:value-type="string">
            <text:p>ok</text:p>
          </table:table-cell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153</text:p>
          </table:table-cell>
          <table:table-cell office:value-type="string">
            <text:p>andromache</text:p>
          </table:table-cell>
          <table:table-cell table:style-name="ce3" office:value-type="date" office:date-value="2011-03-03">
            <text:p>03-Mar</text:p>
          </table:table-cell>
          <table:table-cell office:value-type="float" office:value="8.5">
            <text:p>8.5</text:p>
          </table:table-cell>
          <table:table-cell office:value-type="float" office:value="3">
            <text:p>3</text:p>
          </table:table-cell>
          <table:table-cell office:value-type="string">
            <text:p>ok</text:p>
          </table:table-cell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154</text:p>
          </table:table-cell>
          <table:table-cell office:value-type="string">
            <text:p>elongatum</text:p>
          </table:table-cell>
          <table:table-cell table:style-name="ce3" office:value-type="date" office:date-value="2011-03-04">
            <text:p>04-Mar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k</text:p>
          </table:table-cell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155</text:p>
          </table:table-cell>
          <table:table-cell office:value-type="string">
            <text:p>elongatum</text:p>
          </table:table-cell>
          <table:table-cell table:style-name="ce3" office:value-type="date" office:date-value="2011-03-04">
            <text:p>04-Mar</text:p>
          </table:table-cell>
          <table:table-cell office:value-type="float" office:value="16.5">
            <text:p>16.5</text:p>
          </table:table-cell>
          <table:table-cell office:value-type="float" office:value="5">
            <text:p>5</text:p>
          </table:table-cell>
          <table:table-cell office:value-type="string">
            <text:p>ok</text:p>
          </table:table-cell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156</text:p>
          </table:table-cell>
          <table:table-cell office:value-type="string">
            <text:p>elongatum</text:p>
          </table:table-cell>
          <table:table-cell table:style-name="ce3" office:value-type="date" office:date-value="2011-03-04">
            <text:p>04-Mar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ok</text:p>
          </table:table-cell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157</text:p>
          </table:table-cell>
          <table:table-cell office:value-type="string">
            <text:p>elongatum</text:p>
          </table:table-cell>
          <table:table-cell table:style-name="ce3" office:value-type="date" office:date-value="2011-03-04">
            <text:p>04-Mar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ok</text:p>
          </table:table-cell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158</text:p>
          </table:table-cell>
          <table:table-cell office:value-type="string">
            <text:p>elongatum</text:p>
          </table:table-cell>
          <table:table-cell table:style-name="ce3" office:value-type="date" office:date-value="2011-03-04">
            <text:p>04-Mar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two legs less</text:p>
          </table:table-cell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159</text:p>
          </table:table-cell>
          <table:table-cell office:value-type="string">
            <text:p>elongatum</text:p>
          </table:table-cell>
          <table:table-cell table:style-name="ce3" office:value-type="date" office:date-value="2011-03-04">
            <text:p>04-Mar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ok</text:p>
          </table:table-cell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160</text:p>
          </table:table-cell>
          <table:table-cell office:value-type="string">
            <text:p>elongatum</text:p>
          </table:table-cell>
          <table:table-cell table:style-name="ce3" office:value-type="date" office:date-value="2011-03-04">
            <text:p>04-Mar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ok</text:p>
          </table:table-cell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161</text:p>
          </table:table-cell>
          <table:table-cell office:value-type="string">
            <text:p>andromache</text:p>
          </table:table-cell>
          <table:table-cell table:style-name="ce3" office:value-type="date" office:date-value="2011-03-04">
            <text:p>04-Mar</text:p>
          </table:table-cell>
          <table:table-cell office:value-type="float" office:value="9">
            <text:p>9</text:p>
          </table:table-cell>
          <table:table-cell office:value-type="float" office:value="3.5">
            <text:p>3.5</text:p>
          </table:table-cell>
          <table:table-cell office:value-type="string">
            <text:p>one tail less</text:p>
          </table:table-cell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162</text:p>
          </table:table-cell>
          <table:table-cell office:value-type="string">
            <text:p>andromache</text:p>
          </table:table-cell>
          <table:table-cell table:style-name="ce3" office:value-type="date" office:date-value="2011-03-03">
            <text:p>03-Mar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L163</text:p>
          </table:table-cell>
          <table:table-cell office:value-type="string">
            <text:p>andromache</text:p>
          </table:table-cell>
          <table:table-cell table:style-name="ce3" office:value-type="date" office:date-value="2011-03-07">
            <text:p>07-Mar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one tail less</text:p>
          </table:table-cell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164</text:p>
          </table:table-cell>
          <table:table-cell office:value-type="string">
            <text:p>andromache</text:p>
          </table:table-cell>
          <table:table-cell table:style-name="ce3" office:value-type="date" office:date-value="2011-03-07">
            <text:p>07-Mar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one tail less</text:p>
          </table:table-cell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165</text:p>
          </table:table-cell>
          <table:table-cell office:value-type="string">
            <text:p>andromache</text:p>
          </table:table-cell>
          <table:table-cell table:style-name="ce3" office:value-type="date" office:date-value="2011-03-08">
            <text:p>08-Ma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ok</text:p>
          </table:table-cell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166</text:p>
          </table:table-cell>
          <table:table-cell office:value-type="string">
            <text:p>andromache</text:p>
          </table:table-cell>
          <table:table-cell table:style-name="ce3" office:value-type="date" office:date-value="2011-03-08">
            <text:p>08-Mar</text:p>
          </table:table-cell>
          <table:table-cell office:value-type="float" office:value="11.5">
            <text:p>11.5</text:p>
          </table:table-cell>
          <table:table-cell office:value-type="float" office:value="3">
            <text:p>3</text:p>
          </table:table-cell>
          <table:table-cell office:value-type="string">
            <text:p>ok</text:p>
          </table:table-cell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167</text:p>
          </table:table-cell>
          <table:table-cell office:value-type="string">
            <text:p>andromache</text:p>
          </table:table-cell>
          <table:table-cell table:style-name="ce3" office:value-type="date" office:date-value="2011-03-08">
            <text:p>08-Mar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ok</text:p>
          </table:table-cell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168</text:p>
          </table:table-cell>
          <table:table-cell office:value-type="string">
            <text:p>andromache</text:p>
          </table:table-cell>
          <table:table-cell table:style-name="ce3" office:value-type="date" office:date-value="2011-03-08">
            <text:p>08-Mar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ok</text:p>
          </table:table-cell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169</text:p>
          </table:table-cell>
          <table:table-cell office:value-type="string">
            <text:p>andromache</text:p>
          </table:table-cell>
          <table:table-cell table:style-name="ce3" office:value-type="date" office:date-value="2011-03-08">
            <text:p>08-Mar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ok</text:p>
          </table:table-cell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170</text:p>
          </table:table-cell>
          <table:table-cell office:value-type="string">
            <text:p>andromache</text:p>
          </table:table-cell>
          <table:table-cell table:style-name="ce3" office:value-type="date" office:date-value="2011-03-08">
            <text:p>08-Mar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ok</text:p>
          </table:table-cell>
          <table:table-cell office:value-type="string">
            <text:p>Alathea</text:p>
          </table:table-cell>
          <table:table-cell table:number-columns-repeated="1017"/>
        </table:table-row>
        <table:table-row table:style-name="ro1">
          <table:table-cell office:value-type="string">
            <text:p>L171</text:p>
          </table:table-cell>
          <table:table-cell office:value-type="string">
            <text:p>elongatum</text:p>
          </table:table-cell>
          <table:table-cell table:style-name="ce3" office:value-type="date" office:date-value="2011-03-08">
            <text:p>08-Mar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ok</text:p>
          </table:table-cell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172</text:p>
          </table:table-cell>
          <table:table-cell office:value-type="string">
            <text:p>elongatum</text:p>
          </table:table-cell>
          <table:table-cell table:style-name="ce3" office:value-type="date" office:date-value="2011-03-08">
            <text:p>08-Mar</text:p>
          </table:table-cell>
          <table:table-cell office:value-type="float" office:value="11.5">
            <text:p>11.5</text:p>
          </table:table-cell>
          <table:table-cell office:value-type="float" office:value="4">
            <text:p>4</text:p>
          </table:table-cell>
          <table:table-cell office:value-type="string">
            <text:p>ok</text:p>
          </table:table-cell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string">
            <text:p>L173</text:p>
          </table:table-cell>
          <table:table-cell office:value-type="string">
            <text:p>elongatum</text:p>
          </table:table-cell>
          <table:table-cell table:style-name="ce3" office:value-type="date" office:date-value="2011-03-09">
            <text:p>09-Mar</text:p>
          </table:table-cell>
          <table:table-cell office:value-type="float" office:value="15.5">
            <text:p>15.5</text:p>
          </table:table-cell>
          <table:table-cell office:value-type="float" office:value="5">
            <text:p>5</text:p>
          </table:table-cell>
          <table:table-cell office:value-type="string">
            <text:p>ok</text:p>
          </table:table-cell>
          <table:table-cell office:value-type="string">
            <text:p>Robin</text:p>
          </table:table-cell>
          <table:table-cell table:number-columns-repeated="1017"/>
        </table:table-row>
        <table:table-row table:style-name="ro1">
          <table:table-cell office:value-type="string">
            <text:p>L174</text:p>
          </table:table-cell>
          <table:table-cell office:value-type="string">
            <text:p>elongatum</text:p>
          </table:table-cell>
          <table:table-cell table:style-name="ce3" office:value-type="date" office:date-value="2011-03-09">
            <text:p>09-Mar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k</text:p>
          </table:table-cell>
          <table:table-cell office:value-type="string">
            <text:p>Robin</text:p>
          </table:table-cell>
          <table:table-cell table:number-columns-repeated="1017"/>
        </table:table-row>
        <table:table-row table:style-name="ro1">
          <table:table-cell office:value-type="string">
            <text:p>L175</text:p>
          </table:table-cell>
          <table:table-cell office:value-type="string">
            <text:p>elongatum</text:p>
          </table:table-cell>
          <table:table-cell table:style-name="ce3" office:value-type="date" office:date-value="2011-03-09">
            <text:p>09-Mar</text:p>
          </table:table-cell>
          <table:table-cell office:value-type="float" office:value="8.5">
            <text:p>8.5</text:p>
          </table:table-cell>
          <table:table-cell office:value-type="float" office:value="3.5">
            <text:p>3.5</text:p>
          </table:table-cell>
          <table:table-cell office:value-type="string">
            <text:p>ok</text:p>
          </table:table-cell>
          <table:table-cell office:value-type="string">
            <text:p>Robin</text:p>
          </table:table-cell>
          <table:table-cell table:number-columns-repeated="1017"/>
        </table:table-row>
        <table:table-row table:style-name="ro1">
          <table:table-cell office:value-type="string">
            <text:p>L176</text:p>
          </table:table-cell>
          <table:table-cell office:value-type="string">
            <text:p>elongatum</text:p>
          </table:table-cell>
          <table:table-cell table:style-name="ce3" office:value-type="date" office:date-value="2011-03-09">
            <text:p>09-Mar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k</text:p>
          </table:table-cell>
          <table:table-cell office:value-type="string">
            <text:p>Robin</text:p>
          </table:table-cell>
          <table:table-cell table:number-columns-repeated="1017"/>
        </table:table-row>
        <table:table-row table:style-name="ro1">
          <table:table-cell office:value-type="string">
            <text:p>L177</text:p>
          </table:table-cell>
          <table:table-cell office:value-type="string">
            <text:p>elongatum</text:p>
          </table:table-cell>
          <table:table-cell table:style-name="ce3" office:value-type="date" office:date-value="2011-03-09">
            <text:p>09-Mar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k</text:p>
          </table:table-cell>
          <table:table-cell office:value-type="string">
            <text:p>Robin</text:p>
          </table:table-cell>
          <table:table-cell table:number-columns-repeated="1017"/>
        </table:table-row>
        <table:table-row table:style-name="ro1">
          <table:table-cell office:value-type="string">
            <text:p>L178</text:p>
          </table:table-cell>
          <table:table-cell office:value-type="string">
            <text:p>andromache</text:p>
          </table:table-cell>
          <table:table-cell table:style-name="ce3" office:value-type="date" office:date-value="2011-03-09">
            <text:p>09-Mar</text:p>
          </table:table-cell>
          <table:table-cell office:value-type="float" office:value="8.5">
            <text:p>8.5</text:p>
          </table:table-cell>
          <table:table-cell office:value-type="float" office:value="3">
            <text:p>3</text:p>
          </table:table-cell>
          <table:table-cell office:value-type="string">
            <text:p>ok</text:p>
          </table:table-cell>
          <table:table-cell office:value-type="string">
            <text:p>Alathea</text:p>
          </table:table-cell>
          <table:table-cell table:number-columns-repeated="1017"/>
        </table:table-row>
        <table:table-row table:style-name="ro1">
          <table:table-cell office:value-type="string">
            <text:p>L179</text:p>
          </table:table-cell>
          <table:table-cell office:value-type="string">
            <text:p>andromache</text:p>
          </table:table-cell>
          <table:table-cell table:style-name="ce3" office:value-type="date" office:date-value="2011-03-10">
            <text:p>10-Mar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ok</text:p>
          </table:table-cell>
          <table:table-cell office:value-type="string">
            <text:p>Alathea</text:p>
          </table:table-cell>
          <table:table-cell table:number-columns-repeated="1017"/>
        </table:table-row>
        <table:table-row table:style-name="ro1">
          <table:table-cell office:value-type="string">
            <text:p>L180</text:p>
          </table:table-cell>
          <table:table-cell office:value-type="string">
            <text:p>elongatum</text:p>
          </table:table-cell>
          <table:table-cell table:style-name="ce3" office:value-type="date" office:date-value="2011-03-10">
            <text:p>10-Mar</text:p>
          </table:table-cell>
          <table:table-cell office:value-type="float" office:value="16">
            <text:p>16</text:p>
          </table:table-cell>
          <table:table-cell office:value-type="float" office:value="5.5">
            <text:p>5.5</text:p>
          </table:table-cell>
          <table:table-cell office:value-type="string">
            <text:p>one tail less</text:p>
          </table:table-cell>
          <table:table-cell office:value-type="string">
            <text:p>Robin</text:p>
          </table:table-cell>
          <table:table-cell table:number-columns-repeated="1017"/>
        </table:table-row>
        <table:table-row table:style-name="ro1">
          <table:table-cell office:value-type="string">
            <text:p>L181</text:p>
          </table:table-cell>
          <table:table-cell office:value-type="string">
            <text:p>elongatum</text:p>
          </table:table-cell>
          <table:table-cell table:style-name="ce3" office:value-type="date" office:date-value="2011-03-11">
            <text:p>11-Mar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ok</text:p>
          </table:table-cell>
          <table:table-cell office:value-type="string">
            <text:p>Robin</text:p>
          </table:table-cell>
          <table:table-cell table:number-columns-repeated="1017"/>
        </table:table-row>
        <table:table-row table:style-name="ro1">
          <table:table-cell office:value-type="string">
            <text:p>L182</text:p>
          </table:table-cell>
          <table:table-cell office:value-type="string">
            <text:p>elongatum</text:p>
          </table:table-cell>
          <table:table-cell table:style-name="ce3" office:value-type="date" office:date-value="2011-03-11">
            <text:p>11-Mar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k</text:p>
          </table:table-cell>
          <table:table-cell office:value-type="string">
            <text:p>Robin</text:p>
          </table:table-cell>
          <table:table-cell table:number-columns-repeated="1017"/>
        </table:table-row>
        <table:table-row table:style-name="ro1">
          <table:table-cell office:value-type="string">
            <text:p>L183</text:p>
          </table:table-cell>
          <table:table-cell office:value-type="string">
            <text:p>elongatum</text:p>
          </table:table-cell>
          <table:table-cell table:style-name="ce3" office:value-type="date" office:date-value="2011-03-11">
            <text:p>11-Mar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L184</text:p>
          </table:table-cell>
          <table:table-cell office:value-type="string">
            <text:p>elongatum</text:p>
          </table:table-cell>
          <table:table-cell table:style-name="ce3" office:value-type="date" office:date-value="2011-03-11">
            <text:p>11-Mar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ok</text:p>
          </table:table-cell>
          <table:table-cell office:value-type="string">
            <text:p>Robin</text:p>
          </table:table-cell>
          <table:table-cell table:number-columns-repeated="1017"/>
        </table:table-row>
        <table:table-row table:style-name="ro1">
          <table:table-cell office:value-type="string">
            <text:p>L185</text:p>
          </table:table-cell>
          <table:table-cell office:value-type="string">
            <text:p>elongatum</text:p>
          </table:table-cell>
          <table:table-cell table:style-name="ce3" office:value-type="date" office:date-value="2011-03-12">
            <text:p>12-Mar</text:p>
          </table:table-cell>
          <table:table-cell office:value-type="float" office:value="8">
            <text:p>8</text:p>
          </table:table-cell>
          <table:table-cell office:value-type="float" office:value="3.5">
            <text:p>3.5</text:p>
          </table:table-cell>
          <table:table-cell office:value-type="string">
            <text:p>ok</text:p>
          </table:table-cell>
          <table:table-cell office:value-type="string">
            <text:p>Robin</text:p>
          </table:table-cell>
          <table:table-cell table:number-columns-repeated="1017"/>
        </table:table-row>
        <table:table-row table:style-name="ro1">
          <table:table-cell office:value-type="string">
            <text:p>L186</text:p>
          </table:table-cell>
          <table:table-cell office:value-type="string">
            <text:p>elongatum</text:p>
          </table:table-cell>
          <table:table-cell table:style-name="ce3" office:value-type="date" office:date-value="2011-03-13">
            <text:p>13-Mar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ok</text:p>
          </table:table-cell>
          <table:table-cell office:value-type="string">
            <text:p>Robin</text:p>
          </table:table-cell>
          <table:table-cell table:number-columns-repeated="1017"/>
        </table:table-row>
        <table:table-row table:style-name="ro1">
          <table:table-cell office:value-type="string">
            <text:p>L187</text:p>
          </table:table-cell>
          <table:table-cell office:value-type="string">
            <text:p>elongatum</text:p>
          </table:table-cell>
          <table:table-cell table:style-name="ce3" office:value-type="date" office:date-value="2011-03-13">
            <text:p>13-Mar</text:p>
          </table:table-cell>
          <table:table-cell office:value-type="float" office:value="15">
            <text:p>15</text:p>
          </table:table-cell>
          <table:table-cell office:value-type="float" office:value="4.5">
            <text:p>4.5</text:p>
          </table:table-cell>
          <table:table-cell office:value-type="string">
            <text:p>ok</text:p>
          </table:table-cell>
          <table:table-cell office:value-type="string">
            <text:p>Robin</text:p>
          </table:table-cell>
          <table:table-cell table:number-columns-repeated="1017"/>
        </table:table-row>
        <table:table-row table:style-name="ro1">
          <table:table-cell office:value-type="string">
            <text:p>L188</text:p>
          </table:table-cell>
          <table:table-cell office:value-type="string">
            <text:p>elongatum</text:p>
          </table:table-cell>
          <table:table-cell table:style-name="ce3" office:value-type="date" office:date-value="2011-03-13">
            <text:p>13-Mar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k</text:p>
          </table:table-cell>
          <table:table-cell office:value-type="string">
            <text:p>Robin</text:p>
          </table:table-cell>
          <table:table-cell table:number-columns-repeated="1017"/>
        </table:table-row>
        <table:table-row table:style-name="ro1">
          <table:table-cell office:value-type="string">
            <text:p>L189</text:p>
          </table:table-cell>
          <table:table-cell office:value-type="string">
            <text:p>elongatum</text:p>
          </table:table-cell>
          <table:table-cell table:style-name="ce3" office:value-type="date" office:date-value="2011-03-14">
            <text:p>14-Mar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ok</text:p>
          </table:table-cell>
          <table:table-cell office:value-type="string">
            <text:p>Robin</text:p>
          </table:table-cell>
          <table:table-cell table:number-columns-repeated="1017"/>
        </table:table-row>
        <table:table-row table:style-name="ro1">
          <table:table-cell office:value-type="string">
            <text:p>L190</text:p>
          </table:table-cell>
          <table:table-cell office:value-type="string">
            <text:p>elongatum</text:p>
          </table:table-cell>
          <table:table-cell table:style-name="ce3" office:value-type="date" office:date-value="2011-03-13">
            <text:p>13-Mar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L191</text:p>
          </table:table-cell>
          <table:table-cell office:value-type="string">
            <text:p>andromache</text:p>
          </table:table-cell>
          <table:table-cell table:style-name="ce3" office:value-type="date" office:date-value="2011-03-04">
            <text:p>04-Mar</text:p>
          </table:table-cell>
          <table:table-cell office:value-type="float" office:value="8.5">
            <text:p>8.5</text:p>
          </table:table-cell>
          <table:table-cell office:value-type="float" office:value="3">
            <text:p>3</text:p>
          </table:table-cell>
          <table:table-cell office:value-type="string">
            <text:p>just one tail</text:p>
          </table:table-cell>
          <table:table-cell table:number-columns-repeated="1018"/>
        </table:table-row>
        <table:table-row table:style-name="ro1">
          <table:table-cell office:value-type="string">
            <text:p>L192</text:p>
          </table:table-cell>
          <table:table-cell office:value-type="string">
            <text:p>andromache</text:p>
          </table:table-cell>
          <table:table-cell table:style-name="ce3" office:value-type="date" office:date-value="2011-03-14">
            <text:p>14-Mar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ok</text:p>
          </table:table-cell>
          <table:table-cell office:value-type="string">
            <text:p>Robin</text:p>
          </table:table-cell>
          <table:table-cell table:number-columns-repeated="1017"/>
        </table:table-row>
        <table:table-row table:style-name="ro1">
          <table:table-cell office:value-type="string">
            <text:p>L193</text:p>
          </table:table-cell>
          <table:table-cell office:value-type="string">
            <text:p>dead</text:p>
          </table:table-cell>
          <table:table-cell table:style-name="ce3" office:value-type="date" office:date-value="2011-03-18">
            <text:p>18-Mar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L194</text:p>
          </table:table-cell>
          <table:table-cell office:value-type="string">
            <text:p>elongatum</text:p>
          </table:table-cell>
          <table:table-cell table:style-name="ce3" office:value-type="date" office:date-value="2011-03-13">
            <text:p>13-Mar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L195</text:p>
          </table:table-cell>
          <table:table-cell office:value-type="string">
            <text:p>andromache</text:p>
          </table:table-cell>
          <table:table-cell table:style-name="ce3" office:value-type="date" office:date-value="2011-03-19">
            <text:p>19-Mar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L196</text:p>
          </table:table-cell>
          <table:table-cell office:value-type="string">
            <text:p>andromache</text:p>
          </table:table-cell>
          <table:table-cell table:style-name="ce3" office:value-type="date" office:date-value="2011-03-19">
            <text:p>19-Mar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just one tail/one leg less</text:p>
          </table:table-cell>
          <table:table-cell table:number-columns-repeated="1018"/>
        </table:table-row>
        <table:table-row table:style-name="ro1">
          <table:table-cell office:value-type="string">
            <text:p>L197</text:p>
          </table:table-cell>
          <table:table-cell office:value-type="string">
            <text:p>andromache</text:p>
          </table:table-cell>
          <table:table-cell table:style-name="ce3" office:value-type="date" office:date-value="2011-03-19">
            <text:p>19-Mar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L198</text:p>
          </table:table-cell>
          <table:table-cell office:value-type="string">
            <text:p>andromache</text:p>
          </table:table-cell>
          <table:table-cell table:style-name="ce3" office:value-type="date" office:date-value="2011-03-19">
            <text:p>19-Mar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L199</text:p>
          </table:table-cell>
          <table:table-cell office:value-type="string">
            <text:p>elongatum</text:p>
          </table:table-cell>
          <table:table-cell table:style-name="ce3" office:value-type="date" office:date-value="2011-03-20">
            <text:p>20-Mar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L200</text:p>
          </table:table-cell>
          <table:table-cell office:value-type="string">
            <text:p>elongatum</text:p>
          </table:table-cell>
          <table:table-cell table:style-name="ce3" office:value-type="date" office:date-value="2011-03-20">
            <text:p>20-Mar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L201</text:p>
          </table:table-cell>
          <table:table-cell office:value-type="string">
            <text:p>elongatum</text:p>
          </table:table-cell>
          <table:table-cell table:style-name="ce3" office:value-type="date" office:date-value="2011-03-20">
            <text:p>20-Mar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one tail less</text:p>
          </table:table-cell>
          <table:table-cell table:number-columns-repeated="1018"/>
        </table:table-row>
        <table:table-row table:style-name="ro1">
          <table:table-cell office:value-type="string">
            <text:p>L202</text:p>
          </table:table-cell>
          <table:table-cell office:value-type="string">
            <text:p>andromache</text:p>
          </table:table-cell>
          <table:table-cell table:style-name="ce3" office:value-type="date" office:date-value="2011-03-20">
            <text:p>20-Mar</text:p>
          </table:table-cell>
          <table:table-cell office:value-type="float" office:value="8.5">
            <text:p>8.5</text:p>
          </table:table-cell>
          <table:table-cell/>
          <table:table-cell office:value-type="string">
            <text:p>without tails</text:p>
          </table:table-cell>
          <table:table-cell table:number-columns-repeated="1018"/>
        </table:table-row>
        <table:table-row table:style-name="ro1">
          <table:table-cell office:value-type="string">
            <text:p>L203</text:p>
          </table:table-cell>
          <table:table-cell office:value-type="string">
            <text:p>andromache</text:p>
          </table:table-cell>
          <table:table-cell table:style-name="ce3" office:value-type="date" office:date-value="2011-03-20">
            <text:p>20-Mar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L204</text:p>
          </table:table-cell>
          <table:table-cell office:value-type="string">
            <text:p>elongatum</text:p>
          </table:table-cell>
          <table:table-cell table:style-name="ce3" office:value-type="date" office:date-value="2011-03-24">
            <text:p>24-Mar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L205</text:p>
          </table:table-cell>
          <table:table-cell office:value-type="string">
            <text:p>andromache</text:p>
          </table:table-cell>
          <table:table-cell table:style-name="ce3" office:value-type="date" office:date-value="2011-03-24">
            <text:p>24-Mar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L206</text:p>
          </table:table-cell>
          <table:table-cell office:value-type="string">
            <text:p>elongatum</text:p>
          </table:table-cell>
          <table:table-cell table:style-name="ce3" office:value-type="date" office:date-value="2011-03-24">
            <text:p>24-Mar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L207</text:p>
          </table:table-cell>
          <table:table-cell office:value-type="string">
            <text:p>andromache</text:p>
          </table:table-cell>
          <table:table-cell table:style-name="ce3" office:value-type="date" office:date-value="2011-03-24">
            <text:p>24-Mar</text:p>
          </table:table-cell>
          <table:table-cell office:value-type="float" office:value="4.5">
            <text:p>4.5</text:p>
          </table:table-cell>
          <table:table-cell office:value-type="float" office:value="2.5">
            <text:p>2.5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L208</text:p>
          </table:table-cell>
          <table:table-cell office:value-type="string">
            <text:p>andromache</text:p>
          </table:table-cell>
          <table:table-cell table:style-name="ce3" office:value-type="date" office:date-value="2011-03-24">
            <text:p>24-Mar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L209</text:p>
          </table:table-cell>
          <table:table-cell office:value-type="string">
            <text:p>andromache</text:p>
          </table:table-cell>
          <table:table-cell table:style-name="ce3" office:value-type="date" office:date-value="2011-03-24">
            <text:p>24-Mar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L210</text:p>
          </table:table-cell>
          <table:table-cell table:number-columns-repeated="1023"/>
        </table:table-row>
        <table:table-row table:style-name="ro2">
          <table:table-cell office:value-type="string">
            <text:p>L211</text:p>
          </table:table-cell>
          <table:table-cell table:number-columns-repeated="1023"/>
        </table:table-row>
        <table:table-row table:style-name="ro2">
          <table:table-cell office:value-type="string">
            <text:p>L212</text:p>
          </table:table-cell>
          <table:table-cell table:number-columns-repeated="1023"/>
        </table:table-row>
        <table:table-row table:style-name="ro2">
          <table:table-cell office:value-type="string">
            <text:p>L213</text:p>
          </table:table-cell>
          <table:table-cell table:number-columns-repeated="1023"/>
        </table:table-row>
        <table:table-row table:style-name="ro2">
          <table:table-cell office:value-type="string">
            <text:p>L214</text:p>
          </table:table-cell>
          <table:table-cell table:number-columns-repeated="1023"/>
        </table:table-row>
        <table:table-row table:style-name="ro2">
          <table:table-cell office:value-type="string">
            <text:p>L215</text:p>
          </table:table-cell>
          <table:table-cell table:number-columns-repeated="1023"/>
        </table:table-row>
        <table:table-row table:style-name="ro2">
          <table:table-cell office:value-type="string">
            <text:p>L216</text:p>
          </table:table-cell>
          <table:table-cell table:number-columns-repeated="1023"/>
        </table:table-row>
        <table:table-row table:style-name="ro2">
          <table:table-cell office:value-type="string">
            <text:p>L217</text:p>
          </table:table-cell>
          <table:table-cell table:number-columns-repeated="1023"/>
        </table:table-row>
        <table:table-row table:style-name="ro2">
          <table:table-cell office:value-type="string">
            <text:p>L218</text:p>
          </table:table-cell>
          <table:table-cell table:number-columns-repeated="1023"/>
        </table:table-row>
        <table:table-row table:style-name="ro2">
          <table:table-cell office:value-type="string">
            <text:p>L219</text:p>
          </table:table-cell>
          <table:table-cell table:number-columns-repeated="1023"/>
        </table:table-row>
        <table:table-row table:style-name="ro2">
          <table:table-cell office:value-type="string">
            <text:p>L220</text:p>
          </table:table-cell>
          <table:table-cell table:number-columns-repeated="1023"/>
        </table:table-row>
        <table:table-row table:style-name="ro2">
          <table:table-cell office:value-type="string">
            <text:p>L221</text:p>
          </table:table-cell>
          <table:table-cell table:number-columns-repeated="1023"/>
        </table:table-row>
        <table:table-row table:style-name="ro2">
          <table:table-cell office:value-type="string">
            <text:p>L222</text:p>
          </table:table-cell>
          <table:table-cell table:number-columns-repeated="1023"/>
        </table:table-row>
        <table:table-row table:style-name="ro2">
          <table:table-cell office:value-type="string">
            <text:p>L223</text:p>
          </table:table-cell>
          <table:table-cell table:number-columns-repeated="1023"/>
        </table:table-row>
        <table:table-row table:style-name="ro2">
          <table:table-cell office:value-type="string">
            <text:p>L224</text:p>
          </table:table-cell>
          <table:table-cell table:number-columns-repeated="1023"/>
        </table:table-row>
        <table:table-row table:style-name="ro2">
          <table:table-cell office:value-type="string">
            <text:p>L225</text:p>
          </table:table-cell>
          <table:table-cell table:number-columns-repeated="1023"/>
        </table:table-row>
        <table:table-row table:style-name="ro2">
          <table:table-cell office:value-type="string">
            <text:p>L226</text:p>
          </table:table-cell>
          <table:table-cell table:number-columns-repeated="1023"/>
        </table:table-row>
        <table:table-row table:style-name="ro2">
          <table:table-cell office:value-type="string">
            <text:p>L227</text:p>
          </table:table-cell>
          <table:table-cell table:number-columns-repeated="1023"/>
        </table:table-row>
        <table:table-row table:style-name="ro2">
          <table:table-cell office:value-type="string">
            <text:p>L228</text:p>
          </table:table-cell>
          <table:table-cell table:number-columns-repeated="1023"/>
        </table:table-row>
        <table:table-row table:style-name="ro2">
          <table:table-cell office:value-type="string">
            <text:p>L229</text:p>
          </table:table-cell>
          <table:table-cell table:number-columns-repeated="1023"/>
        </table:table-row>
        <table:table-row table:style-name="ro2">
          <table:table-cell office:value-type="string">
            <text:p>L230</text:p>
          </table:table-cell>
          <table:table-cell table:number-columns-repeated="1023"/>
        </table:table-row>
        <table:table-row table:style-name="ro2">
          <table:table-cell office:value-type="string">
            <text:p>L231</text:p>
          </table:table-cell>
          <table:table-cell table:number-columns-repeated="1023"/>
        </table:table-row>
        <table:table-row table:style-name="ro2">
          <table:table-cell office:value-type="string">
            <text:p>L232</text:p>
          </table:table-cell>
          <table:table-cell table:number-columns-repeated="1023"/>
        </table:table-row>
        <table:table-row table:style-name="ro2">
          <table:table-cell office:value-type="string">
            <text:p>L233</text:p>
          </table:table-cell>
          <table:table-cell table:number-columns-repeated="1023"/>
        </table:table-row>
        <table:table-row table:style-name="ro2">
          <table:table-cell office:value-type="string">
            <text:p>L234</text:p>
          </table:table-cell>
          <table:table-cell table:number-columns-repeated="1023"/>
        </table:table-row>
        <table:table-row table:style-name="ro2">
          <table:table-cell office:value-type="string">
            <text:p>L235</text:p>
          </table:table-cell>
          <table:table-cell table:number-columns-repeated="1023"/>
        </table:table-row>
        <table:table-row table:style-name="ro2">
          <table:table-cell office:value-type="string">
            <text:p>L236</text:p>
          </table:table-cell>
          <table:table-cell table:number-columns-repeated="1023"/>
        </table:table-row>
        <table:table-row table:style-name="ro2">
          <table:table-cell office:value-type="string">
            <text:p>L237</text:p>
          </table:table-cell>
          <table:table-cell table:number-columns-repeated="1023"/>
        </table:table-row>
        <table:table-row table:style-name="ro2">
          <table:table-cell office:value-type="string">
            <text:p>L238</text:p>
          </table:table-cell>
          <table:table-cell table:number-columns-repeated="1023"/>
        </table:table-row>
        <table:table-row table:style-name="ro2">
          <table:table-cell office:value-type="string">
            <text:p>L239</text:p>
          </table:table-cell>
          <table:table-cell table:number-columns-repeated="1023"/>
        </table:table-row>
        <table:table-row table:style-name="ro2">
          <table:table-cell office:value-type="string">
            <text:p>L240</text:p>
          </table:table-cell>
          <table:table-cell table:number-columns-repeated="1023"/>
        </table:table-row>
        <table:table-row table:style-name="ro2">
          <table:table-cell office:value-type="string">
            <text:p>L241</text:p>
          </table:table-cell>
          <table:table-cell table:number-columns-repeated="1023"/>
        </table:table-row>
        <table:table-row table:style-name="ro2">
          <table:table-cell office:value-type="string">
            <text:p>L242</text:p>
          </table:table-cell>
          <table:table-cell table:number-columns-repeated="1023"/>
        </table:table-row>
        <table:table-row table:style-name="ro2">
          <table:table-cell office:value-type="string">
            <text:p>L243</text:p>
          </table:table-cell>
          <table:table-cell table:number-columns-repeated="1023"/>
        </table:table-row>
        <table:table-row table:style-name="ro2">
          <table:table-cell office:value-type="string">
            <text:p>L244</text:p>
          </table:table-cell>
          <table:table-cell table:number-columns-repeated="1023"/>
        </table:table-row>
        <table:table-row table:style-name="ro2">
          <table:table-cell office:value-type="string">
            <text:p>L245</text:p>
          </table:table-cell>
          <table:table-cell table:number-columns-repeated="1023"/>
        </table:table-row>
        <table:table-row table:style-name="ro2">
          <table:table-cell office:value-type="string">
            <text:p>L246</text:p>
          </table:table-cell>
          <table:table-cell table:number-columns-repeated="1023"/>
        </table:table-row>
        <table:table-row table:style-name="ro2">
          <table:table-cell office:value-type="string">
            <text:p>L247</text:p>
          </table:table-cell>
          <table:table-cell table:number-columns-repeated="1023"/>
        </table:table-row>
        <table:table-row table:style-name="ro2">
          <table:table-cell office:value-type="string">
            <text:p>L248</text:p>
          </table:table-cell>
          <table:table-cell table:number-columns-repeated="1023"/>
        </table:table-row>
        <table:table-row table:style-name="ro2">
          <table:table-cell office:value-type="string">
            <text:p>L249</text:p>
          </table:table-cell>
          <table:table-cell table:number-columns-repeated="1023"/>
        </table:table-row>
        <table:table-row table:style-name="ro2">
          <table:table-cell office:value-type="string">
            <text:p>L250</text:p>
          </table:table-cell>
          <table:table-cell table:number-columns-repeated="1023"/>
        </table:table-row>
        <table:table-row table:style-name="ro1">
          <table:table-cell office:value-type="string">
            <text:p>LA</text:p>
          </table:table-cell>
          <table:table-cell office:value-type="string">
            <text:p>tan</text:p>
          </table:table-cell>
          <table:table-cell office:value-type="string">
            <text:p>22 feb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LB</text:p>
          </table:table-cell>
          <table:table-cell office:value-type="string">
            <text:p>tan</text:p>
          </table:table-cell>
          <table:table-cell table:style-name="ce3" office:value-type="date" office:date-value="2011-03-20">
            <text:p>20-Mar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LC</text:p>
          </table:table-cell>
          <table:table-cell office:value-type="string">
            <text:p>tan</text:p>
          </table:table-cell>
          <table:table-cell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LD</text:p>
          </table:table-cell>
          <table:table-cell office:value-type="string">
            <text:p>tan</text:p>
          </table:table-cell>
          <table:table-cell office:value-type="string">
            <text:p>8 feb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LE</text:p>
          </table:table-cell>
          <table:table-cell office:value-type="string">
            <text:p>tan</text:p>
          </table:table-cell>
          <table:table-cell table:style-name="ce3" office:value-type="date" office:date-value="2011-03-10">
            <text:p>10-Mar</text:p>
          </table:table-cell>
          <table:table-cell office:value-type="float" office:value="9">
            <text:p>9</text:p>
          </table:table-cell>
          <table:table-cell office:value-type="float" office:value="3.5">
            <text:p>3.5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LF</text:p>
          </table:table-cell>
          <table:table-cell office:value-type="string">
            <text:p>tan</text:p>
          </table:table-cell>
          <table:table-cell office:value-type="string">
            <text:p>25 feb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LG</text:p>
          </table:table-cell>
          <table:table-cell office:value-type="string">
            <text:p>tan</text:p>
          </table:table-cell>
          <table:table-cell table:style-name="ce3" office:value-type="date" office:date-value="2011-03-19">
            <text:p>19-Mar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LH</text:p>
          </table:table-cell>
          <table:table-cell office:value-type="string">
            <text:p>tan</text:p>
          </table:table-cell>
          <table:table-cell table:style-name="ce3" office:value-type="date" office:date-value="2011-03-02">
            <text:p>02-Mar</text:p>
          </table:table-cell>
          <table:table-cell office:value-type="float" office:value="6.5">
            <text:p>6.5</text:p>
          </table:table-cell>
          <table:table-cell office:value-type="float" office:value="3">
            <text:p>3</text:p>
          </table:table-cell>
          <table:table-cell office:value-type="string">
            <text:p>just one tail</text:p>
          </table:table-cell>
          <table:table-cell table:number-columns-repeated="1018"/>
        </table:table-row>
        <table:table-row table:style-name="ro1">
          <table:table-cell office:value-type="string">
            <text:p>LI</text:p>
          </table:table-cell>
          <table:table-cell office:value-type="string">
            <text:p>tan</text:p>
          </table:table-cell>
          <table:table-cell table:style-name="ce3" office:value-type="date" office:date-value="2011-03-04">
            <text:p>04-Mar</text:p>
          </table:table-cell>
          <table:table-cell office:value-type="float" office:value="9.5">
            <text:p>9.5</text:p>
          </table:table-cell>
          <table:table-cell office:value-type="float" office:value="3">
            <text:p>3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LJ</text:p>
          </table:table-cell>
          <table:table-cell office:value-type="string">
            <text:p>tan</text:p>
          </table:table-cell>
          <table:table-cell table:style-name="ce3" office:value-type="date" office:date-value="2011-03-04">
            <text:p>04-Mar</text:p>
          </table:table-cell>
          <table:table-cell office:value-type="float" office:value="7">
            <text:p>7</text:p>
          </table:table-cell>
          <table:table-cell office:value-type="float" office:value="2.5">
            <text:p>2.5</text:p>
          </table:table-cell>
          <table:table-cell office:value-type="string">
            <text:p>one tail less</text:p>
          </table:table-cell>
          <table:table-cell table:number-columns-repeated="1018"/>
        </table:table-row>
        <table:table-row table:style-name="ro1">
          <table:table-cell office:value-type="string">
            <text:p>LK</text:p>
          </table:table-cell>
          <table:table-cell office:value-type="string">
            <text:p>tan</text:p>
          </table:table-cell>
          <table:table-cell office:value-type="string">
            <text:p>25 feb</text:p>
          </table:table-cell>
          <table:table-cell office:value-type="float" office:value="10">
            <text:p>10</text:p>
          </table:table-cell>
          <table:table-cell office:value-type="float" office:value="3.5">
            <text:p>3.5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LL</text:p>
          </table:table-cell>
          <table:table-cell office:value-type="string">
            <text:p>tan</text:p>
          </table:table-cell>
          <table:table-cell table:style-name="ce3" office:value-type="date" office:date-value="2011-03-08">
            <text:p>08-Mar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LM</text:p>
          </table:table-cell>
          <table:table-cell office:value-type="string">
            <text:p>tan</text:p>
          </table:table-cell>
          <table:table-cell table:style-name="ce3" office:value-type="date" office:date-value="2011-03-18">
            <text:p>18-Mar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one tail less</text:p>
          </table:table-cell>
          <table:table-cell table:number-columns-repeated="1018"/>
        </table:table-row>
        <table:table-row table:style-name="ro2">
          <table:table-cell office:value-type="string">
            <text:p>LN</text:p>
          </table:table-cell>
          <table:table-cell office:value-type="string">
            <text:p>tan</text:p>
          </table:table-cell>
          <table:table-cell table:style-name="ce3" office:value-type="date" office:date-value="2011-03-03">
            <text:p>03-Mar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just one tail</text:p>
          </table:table-cell>
          <table:table-cell table:number-columns-repeated="1018"/>
        </table:table-row>
        <table:table-row table:style-name="ro1">
          <table:table-cell office:value-type="string">
            <text:p>LO</text:p>
          </table:table-cell>
          <table:table-cell office:value-type="string">
            <text:p>tan</text:p>
          </table:table-cell>
          <table:table-cell office:value-type="string">
            <text:p>21 feb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1">
          <table:table-cell office:value-type="string">
            <text:p>LP</text:p>
          </table:table-cell>
          <table:table-cell office:value-type="string">
            <text:p>tan</text:p>
          </table:table-cell>
          <table:table-cell table:style-name="ce3" office:value-type="date" office:date-value="2011-03-10">
            <text:p>10-Mar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 table:number-rows-repeated="10483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2" table:style-name="ta2" table:print="false">
        <table:table-column table:style-name="co1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1018" table:default-cell-style-name="Default"/>
        <table:table-row table:style-name="ro3">
          <table:table-cell table:style-name="ce6" office:value-type="string">
            <text:p>Coleta de <text:span text:style-name="T1">Lepitagrion tan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Name</text:p>
          </table:table-cell>
          <table:table-cell table:style-name="ce1" office:value-type="string">
            <text:p>Sp. 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Measuring (body)</text:p>
          </table:table-cell>
          <table:table-cell table:style-name="ce1" office:value-type="string">
            <text:p>Measuring (tail)</text:p>
          </table:table-cell>
          <table:table-cell table:style-name="ce1" office:value-type="string">
            <text:p>Comments</text:p>
          </table:table-cell>
          <table:table-cell table:number-columns-repeated="1018"/>
        </table:table-row>
        <table:table-row table:style-name="ro2">
          <table:table-cell office:value-type="string">
            <text:p>LA</text:p>
          </table:table-cell>
          <table:table-cell office:value-type="string">
            <text:p>tan</text:p>
          </table:table-cell>
          <table:table-cell office:value-type="string">
            <text:p>22 feb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LB</text:p>
          </table:table-cell>
          <table:table-cell office:value-type="string">
            <text:p>tan</text:p>
          </table:table-cell>
          <table:table-cell table:style-name="ce3" office:value-type="date" office:date-value="2011-03-20">
            <text:p>20-Mar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LC</text:p>
          </table:table-cell>
          <table:table-cell office:value-type="string">
            <text:p>tan</text:p>
          </table:table-cell>
          <table:table-cell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LD</text:p>
          </table:table-cell>
          <table:table-cell office:value-type="string">
            <text:p>tan</text:p>
          </table:table-cell>
          <table:table-cell office:value-type="string">
            <text:p>8 feb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LE</text:p>
          </table:table-cell>
          <table:table-cell office:value-type="string">
            <text:p>tan</text:p>
          </table:table-cell>
          <table:table-cell table:style-name="ce3" office:value-type="date" office:date-value="2011-03-10">
            <text:p>10-Mar</text:p>
          </table:table-cell>
          <table:table-cell office:value-type="float" office:value="9">
            <text:p>9</text:p>
          </table:table-cell>
          <table:table-cell office:value-type="float" office:value="3.5">
            <text:p>3.5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LF</text:p>
          </table:table-cell>
          <table:table-cell office:value-type="string">
            <text:p>tan</text:p>
          </table:table-cell>
          <table:table-cell office:value-type="string">
            <text:p>25 feb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LG</text:p>
          </table:table-cell>
          <table:table-cell office:value-type="string">
            <text:p>tan</text:p>
          </table:table-cell>
          <table:table-cell table:style-name="ce3" office:value-type="date" office:date-value="2011-03-19">
            <text:p>19-Mar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LH</text:p>
          </table:table-cell>
          <table:table-cell office:value-type="string">
            <text:p>tan</text:p>
          </table:table-cell>
          <table:table-cell table:style-name="ce3" office:value-type="date" office:date-value="2011-03-02">
            <text:p>02-Mar</text:p>
          </table:table-cell>
          <table:table-cell office:value-type="float" office:value="6.5">
            <text:p>6.5</text:p>
          </table:table-cell>
          <table:table-cell office:value-type="float" office:value="3">
            <text:p>3</text:p>
          </table:table-cell>
          <table:table-cell office:value-type="string">
            <text:p>just one tail</text:p>
          </table:table-cell>
          <table:table-cell table:number-columns-repeated="1018"/>
        </table:table-row>
        <table:table-row table:style-name="ro2">
          <table:table-cell office:value-type="string">
            <text:p>LI</text:p>
          </table:table-cell>
          <table:table-cell office:value-type="string">
            <text:p>tan</text:p>
          </table:table-cell>
          <table:table-cell table:style-name="ce3" office:value-type="date" office:date-value="2011-03-04">
            <text:p>04-Mar</text:p>
          </table:table-cell>
          <table:table-cell office:value-type="float" office:value="9.5">
            <text:p>9.5</text:p>
          </table:table-cell>
          <table:table-cell office:value-type="float" office:value="3">
            <text:p>3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LJ</text:p>
          </table:table-cell>
          <table:table-cell office:value-type="string">
            <text:p>tan</text:p>
          </table:table-cell>
          <table:table-cell table:style-name="ce3" office:value-type="date" office:date-value="2011-03-04">
            <text:p>04-Mar</text:p>
          </table:table-cell>
          <table:table-cell office:value-type="float" office:value="7">
            <text:p>7</text:p>
          </table:table-cell>
          <table:table-cell office:value-type="float" office:value="2.5">
            <text:p>2.5</text:p>
          </table:table-cell>
          <table:table-cell office:value-type="string">
            <text:p>one tail less</text:p>
          </table:table-cell>
          <table:table-cell table:number-columns-repeated="1018"/>
        </table:table-row>
        <table:table-row table:style-name="ro2">
          <table:table-cell office:value-type="string">
            <text:p>LK</text:p>
          </table:table-cell>
          <table:table-cell office:value-type="string">
            <text:p>tan</text:p>
          </table:table-cell>
          <table:table-cell office:value-type="string">
            <text:p>25 feb</text:p>
          </table:table-cell>
          <table:table-cell office:value-type="float" office:value="10">
            <text:p>10</text:p>
          </table:table-cell>
          <table:table-cell office:value-type="float" office:value="3.5">
            <text:p>3.5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LL</text:p>
          </table:table-cell>
          <table:table-cell office:value-type="string">
            <text:p>tan</text:p>
          </table:table-cell>
          <table:table-cell table:style-name="ce3" office:value-type="date" office:date-value="2011-03-08">
            <text:p>08-Mar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LM</text:p>
          </table:table-cell>
          <table:table-cell office:value-type="string">
            <text:p>tan</text:p>
          </table:table-cell>
          <table:table-cell table:style-name="ce3" office:value-type="date" office:date-value="2011-03-18">
            <text:p>18-Mar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one tail less</text:p>
          </table:table-cell>
          <table:table-cell table:number-columns-repeated="1018"/>
        </table:table-row>
        <table:table-row table:style-name="ro2">
          <table:table-cell office:value-type="string">
            <text:p>LN</text:p>
          </table:table-cell>
          <table:table-cell office:value-type="string">
            <text:p>tan</text:p>
          </table:table-cell>
          <table:table-cell table:style-name="ce3" office:value-type="date" office:date-value="2011-03-03">
            <text:p>03-Mar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just one tail</text:p>
          </table:table-cell>
          <table:table-cell table:number-columns-repeated="1018"/>
        </table:table-row>
        <table:table-row table:style-name="ro2">
          <table:table-cell office:value-type="string">
            <text:p>LO</text:p>
          </table:table-cell>
          <table:table-cell office:value-type="string">
            <text:p>tan</text:p>
          </table:table-cell>
          <table:table-cell office:value-type="string">
            <text:p>21 feb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>
            <text:p>LP</text:p>
          </table:table-cell>
          <table:table-cell office:value-type="string">
            <text:p>tan</text:p>
          </table:table-cell>
          <table:table-cell table:style-name="ce3" office:value-type="date" office:date-value="2011-03-10">
            <text:p>10-Mar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ok</text:p>
          </table:table-cell>
          <table:table-cell table:number-columns-repeated="1018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5000" number:language="en" number:country="CA">
      <number:number number:min-integer-digits="1"/>
    </number:number-style>
    <number:number-style style:name="N106">
      <number:number number:decimal-places="1" number:min-integer-digits="1"/>
    </number:number-style>
    <number:date-style style:name="N5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CA">
      <number:day number:style="long"/>
      <number:text>-</number:text>
      <number:month number:textual="true"/>
    </number:date-style>
    <number:date-style style:name="N5108" number:language="en" number:country="CA">
      <number:month number:textual="true"/>
      <number:text>-</number:text>
      <number:year/>
    </number:date-style>
    <number:time-style style:name="N5109" number:language="en" number:country="CA">
      <number:hours/>
      <number:text>:</number:text>
      <number:minutes number:style="long"/>
      <number:text> </number:text>
      <number:am-pm/>
    </number:time-style>
    <number:time-style style:name="N5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1" number:language="en" number:country="CA">
      <number:hours/>
      <number:text>:</number:text>
      <number:minutes number:style="long"/>
    </number:time-style>
    <number:time-style style:name="N5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5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4P0" style:volatile="true" number:language="en" number:country="CA">
      <number:number number:decimal-places="0" number:min-integer-digits="1" number:grouping="true"/>
    </number:number-style>
    <number:number-style style:name="N5114" number:language="en" number:country="CA">
      <number:text>-</number:text>
      <number:number number:decimal-places="0" number:min-integer-digits="1" number:grouping="true"/>
      <style:map style:condition="value()&gt;=0" style:apply-style-name="N5114P0"/>
    </number:number-style>
    <number:number-style style:name="N5115P0" style:volatile="true" number:language="en" number:country="CA">
      <number:number number:decimal-places="0" number:min-integer-digits="1" number:grouping="true"/>
    </number:number-style>
    <number:number-style style:name="N5115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5115P0"/>
    </number:number-style>
    <number:number-style style:name="N5116P0" style:volatile="true" number:language="en" number:country="CA">
      <number:number number:decimal-places="2" number:min-integer-digits="1" number:grouping="true"/>
    </number:number-style>
    <number:number-style style:name="N5116" number:language="en" number:country="CA">
      <number:text>-</number:text>
      <number:number number:decimal-places="2" number:min-integer-digits="1" number:grouping="true"/>
      <style:map style:condition="value()&gt;=0" style:apply-style-name="N5116P0"/>
    </number:number-style>
    <number:number-style style:name="N5117P0" style:volatile="true" number:language="en" number:country="CA">
      <number:number number:decimal-places="2" number:min-integer-digits="1" number:grouping="true"/>
    </number:number-style>
    <number:number-style style:name="N5117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5117P0"/>
    </number:number-style>
    <number:number-style style:name="N5118P0" style:volatile="true" number:language="en" number:country="CA">
      <number:text> </number:text>
      <number:number number:decimal-places="0" number:min-integer-digits="1" number:grouping="true"/>
      <number:text> </number:text>
    </number:number-style>
    <number:number-style style:name="N5118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5118P2" style:volatile="true" number:language="en" number:country="CA">
      <number:text> - </number:text>
    </number:number-style>
    <number:text-style style:name="N5118" number:language="en" number:country="CA">
      <number:text> </number:text>
      <number:text-content/>
      <number:text> </number:text>
      <style:map style:condition="value()&gt;0" style:apply-style-name="N5118P0"/>
      <style:map style:condition="value()&lt;0" style:apply-style-name="N5118P1"/>
      <style:map style:condition="value()=0" style:apply-style-name="N5118P2"/>
    </number:text-style>
    <number:currency-style style:name="N5119P0" style:volatile="true" number:language="en" number:country="CA">
      <number:text> </number:text>
      <number:currency-symbol/>
      <number:number number:decimal-places="0" number:min-integer-digits="1" number:grouping="true"/>
      <number:text> </number:text>
    </number:currency-style>
    <number:currency-style style:name="N5119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5119P2" style:volatile="true" number:language="en" number:country="CA">
      <number:text> </number:text>
      <number:currency-symbol/>
      <number:text>- </number:text>
    </number:currency-style>
    <number:text-style style:name="N5119" number:language="en" number:country="CA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0P0" style:volatile="true" number:language="en" number:country="CA">
      <number:text> </number:text>
      <number:number number:decimal-places="2" number:min-integer-digits="1" number:grouping="true"/>
      <number:text> </number:text>
    </number:number-style>
    <number:number-style style:name="N512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512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5120" number:language="en" number:country="CA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currency-style style:name="N5121P0" style:volatile="true" number:language="en" number:country="CA">
      <number:text> </number:text>
      <number:currency-symbol/>
      <number:number number:decimal-places="2" number:min-integer-digits="1" number:grouping="true"/>
      <number:text> </number:text>
    </number:currency-style>
    <number:currency-style style:name="N5121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5121P2" style:volatile="true" number:language="en" number:country="CA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21" number:language="en" number:country="CA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time-style style:name="N5122" number:language="en" number:country="CA">
      <number:minutes number:style="long"/>
      <number:text>:</number:text>
      <number:seconds number:style="long"/>
    </number:time-style>
    <number:time-style style:name="N5123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4" number:language="en" number:country="CA">
      <number:minutes number:style="long"/>
      <number:text>:</number:text>
      <number:seconds number:style="long" number:decimal-places="1"/>
    </number:time-style>
    <number:number-style style:name="N5125" number:language="en" number:country="CA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6">26/04/2011</text:date>, <text:time>11:59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26T11:59:01</dc:date>
    <dc:creator>Andrew </dc:creator>
    <meta:generator>OpenOffice.org/3.2$Linux OpenOffice.org_project/320m19$Build-9505</meta:generator>
    <meta:editing-duration>PT00H10M25S</meta:editing-duration>
    <meta:editing-cycles>1</meta:editing-cycles>
    <meta:document-statistic meta:table-count="2" meta:cell-count="1397" meta:object-count="0"/>
  </office:meta>
</office:document-meta>
</file>